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7668b56000" style:family="table" style:master-page-name="ta-mp-0x7f7668b5600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7668b9a5b0" style:family="table-cell" style:data-style-name="General">
      <style:table-cell-properties fo:background-color="transparent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92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6d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66a2f93b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1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670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668b9b5e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668b9a800" style:family="table-cell" style:data-style-name="General">
      <style:table-cell-properties fo:background-color="transparent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766a2f9f4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a50" style:family="table-cell" style:data-style-name="General">
      <style:table-cell-properties fo:background-color="#ccffcc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708" style:family="table-cell" style:data-style-name="General">
      <style:table-cell-properties fo:background-color="#ccffcc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478" style:family="table-cell" style:data-style-name="General">
      <style:table-cell-properties fo:background-color="#ccffff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ee0" style:family="table-cell" style:data-style-name="General">
      <style:table-cell-properties fo:background-color="#ccffff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4d8" style:family="table-cell" style:data-style-name="General">
      <style:table-cell-properties fo:background-color="#ccffff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b7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8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29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bd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8f3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87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1b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af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43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d7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6b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1f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b3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5a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0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9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2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4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d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8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1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a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3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d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6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f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8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1e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b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4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da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4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d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6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00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94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2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1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a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600" style:family="table-cell" style:data-style-name="General">
      <style:table-cell-properties fo:background-color="#ccffff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ca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95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3c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d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06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9a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2e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c2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56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ea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7e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32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c6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6c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1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a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3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5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e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9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2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b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4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e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7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0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9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3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c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5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2c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5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e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7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12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a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3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2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b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728" style:family="table-cell" style:data-style-name="General">
      <style:table-cell-properties fo:background-color="#ccffff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dc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a8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4e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e2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1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ac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40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d4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6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fc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eb0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44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d8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7f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2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b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4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6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f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a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3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c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6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f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8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1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af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43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d7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6b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2d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6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f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9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250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b9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4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3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c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850" style:family="table-cell" style:data-style-name="General">
      <style:table-cell-properties fo:background-color="#ccffff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ef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ba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61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f5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2b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bf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5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e7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7b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0f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ec3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57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eb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91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38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cc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60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7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1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b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4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d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7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0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9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2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c1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55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e9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7d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2e7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7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0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a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37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cb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5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4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d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978" style:family="table-cell" style:data-style-name="General">
      <style:table-cell-properties fo:background-color="#ccffff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01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cd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73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8a9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3d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d1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65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f9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8d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21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ed5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69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fd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a4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4a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de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72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8f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238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ca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5e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f2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86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18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ac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40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d4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68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fc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90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2fa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8e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22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b6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4a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de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72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5d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f1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aa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140" style:family="table-cell" style:data-style-name="General">
      <style:table-cell-properties fo:background-color="#ccffcc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df8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86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8bc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5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e4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78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0c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a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34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ee8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7c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100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b6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5d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f1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85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a2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360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d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7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0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9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2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b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5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e6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7a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0e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a2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0c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a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3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c8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5c8" style:family="table-cell" style:data-style-name="General">
      <style:table-cell-properties fo:background-color="#ccffff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f0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84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6f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038" style:family="table-cell" style:data-style-name="General">
      <style:table-cell-properties fo:background-color="#ccffff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bc8" style:family="table-cell" style:data-style-name="General">
      <style:table-cell-properties fo:background-color="#ccffff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6d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26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f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9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8c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6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f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8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1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b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46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efa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8e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22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c9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6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0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2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b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4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e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8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1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a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3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d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6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f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8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2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b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1f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b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4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d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6f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0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9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8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1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cf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4b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a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b390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0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8b9ca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8e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97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0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a9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3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bc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c5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0d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dfa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3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0db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18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216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33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5c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65b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0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79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2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8b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4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ce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d7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0b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e9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33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efc7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31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3c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59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4ed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5818" style:family="table-cell" style:data-style-name="General">
      <style:table-cell-properties fo:background-color="transparent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615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00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894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28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766a2f9e1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29.00pt" style:use-optimal-column-width="true"/>
    </style:style>
    <style:style style:name="ACOL-2" style:family="table-column">
      <style:table-column-properties style:column-width="390.75pt" style:use-optimal-column-width="false"/>
    </style:style>
    <style:style style:name="ACOL-3" style:family="table-column">
      <style:table-column-properties style:column-width="89.00pt" style:use-optimal-column-width="true"/>
    </style:style>
    <style:style style:name="ACOL-4" style:family="table-column">
      <style:table-column-properties style:column-width="98.25pt" style:use-optimal-column-width="false"/>
    </style:style>
    <style:style style:name="ACOL-5" style:family="table-column">
      <style:table-column-properties style:column-width="80.00pt" style:use-optimal-column-width="true"/>
    </style:style>
    <style:style style:name="ACOL-6" style:family="table-column">
      <style:table-column-properties style:column-width="92.25pt" style:use-optimal-column-width="false"/>
    </style:style>
    <style:style style:name="ACOL-7" style:family="table-column">
      <style:table-column-properties style:column-width="125.00pt" style:use-optimal-column-width="true"/>
    </style:style>
    <style:style style:name="ACOL-8" style:family="table-column">
      <style:table-column-properties style:column-width="120.00pt" style:use-optimal-column-width="true"/>
    </style:style>
    <style:style style:name="ACOL-9" style:family="table-column">
      <style:table-column-properties style:column-width="56.00pt" style:use-optimal-column-width="true"/>
    </style:style>
    <style:style style:name="ACOL-10" style:family="table-column">
      <style:table-column-properties style:column-width="265.00pt" style:use-optimal-column-width="false"/>
    </style:style>
    <style:style style:name="ACOL-11" style:family="table-column"/>
    <style:style style:name="AROW-1" style:family="table-row">
      <style:table-row-properties style:row-height="15.0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7668bf1750" table:allow-empty-cell="true" table:display-list="unsorted" table:base-cell-address="$'SuiteList'.E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d92810" table:allow-empty-cell="true" table:display-list="unsorted" table:base-cell-address="$'SuiteList'.E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f62010" table:allow-empty-cell="true" table:display-list="unsorted" table:base-cell-address="$'SuiteList'.E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5e710" table:allow-empty-cell="true" table:display-list="unsorted" table:base-cell-address="$'SuiteList'.E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300810" table:allow-empty-cell="true" table:display-list="unsorted" table:base-cell-address="$'SuiteList'.E1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489b10" table:allow-empty-cell="true" table:display-list="unsorted" table:base-cell-address="$'SuiteList'.E1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66fc10" table:allow-empty-cell="true" table:display-list="unsorted" table:base-cell-address="$'SuiteList'.E1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83e810" table:allow-empty-cell="true" table:display-list="unsorted" table:base-cell-address="$'SuiteList'.E1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a24410" table:allow-empty-cell="true" table:display-list="unsorted" table:base-cell-address="$'SuiteList'.E1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bdc410" table:allow-empty-cell="true" table:display-list="unsorted" table:base-cell-address="$'SuiteList'.E2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a2d3e70" table:allow-empty-cell="true" table:display-list="unsorted" table:base-cell-address="$'SuiteList'.E2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eef710" table:allow-empty-cell="true" table:display-list="unsorted" table:base-cell-address="$'SuiteList'.E2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a0d5c10" table:allow-empty-cell="true" table:display-list="unsorted" table:base-cell-address="$'SuiteList'.E2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a2bb810" table:allow-empty-cell="true" table:display-list="unsorted" table:base-cell-address="$'SuiteList'.E2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80010" table:allow-empty-cell="true" table:display-list="unsorted" table:base-cell-address="$'SuiteList'.E3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75fc10" table:allow-empty-cell="true" table:display-list="unsorted" table:base-cell-address="$'SuiteList'.E3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8ef10" table:allow-empty-cell="true" table:display-list="unsorted" table:base-cell-address="$'SuiteList'.E3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77e010" table:allow-empty-cell="true" table:display-list="unsorted" table:base-cell-address="$'SuiteList'.E3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78cc10" table:allow-empty-cell="true" table:display-list="unsorted" table:base-cell-address="$'SuiteList'.E3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ea9510" table:allow-empty-cell="true" table:display-list="unsorted" table:base-cell-address="$'SuiteList'.E4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7aac10" table:allow-empty-cell="true" table:display-list="unsorted" table:base-cell-address="$'SuiteList'.E4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7b9c10" table:allow-empty-cell="true" table:display-list="unsorted" table:base-cell-address="$'SuiteList'.E4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a2eb820" table:allow-empty-cell="true" table:display-list="unsorted" table:base-cell-address="$'SuiteList'.E4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eb7310" table:allow-empty-cell="true" table:display-list="unsorted" table:base-cell-address="$'SuiteList'.E4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c0f310" table:allow-empty-cell="true" table:display-list="unsorted" table:base-cell-address="$'SuiteList'.E5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ebdf10" table:allow-empty-cell="true" table:display-list="unsorted" table:base-cell-address="$'SuiteList'.E5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d8410" table:allow-empty-cell="true" table:display-list="unsorted" table:base-cell-address="$'SuiteList'.E5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c10c10" table:allow-empty-cell="true" table:display-list="unsorted" table:base-cell-address="$'SuiteList'.E5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e7810" table:allow-empty-cell="true" table:display-list="unsorted" table:base-cell-address="$'SuiteList'.E5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1ef810" table:allow-empty-cell="true" table:display-list="unsorted" table:base-cell-address="$'SuiteList'.E6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83fb10" table:allow-empty-cell="true" table:display-list="unsorted" table:base-cell-address="$'SuiteList'.E6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a2e4c20" table:allow-empty-cell="true" table:display-list="unsorted" table:base-cell-address="$'SuiteList'.E6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85c810" table:allow-empty-cell="true" table:display-list="unsorted" table:base-cell-address="$'SuiteList'.E6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20d210" table:allow-empty-cell="true" table:display-list="unsorted" table:base-cell-address="$'SuiteList'.E6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87c010" table:allow-empty-cell="true" table:display-list="unsorted" table:base-cell-address="$'SuiteList'.E7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d49010" table:allow-empty-cell="true" table:display-list="unsorted" table:base-cell-address="$'SuiteList'.E73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224810" table:allow-empty-cell="true" table:display-list="unsorted" table:base-cell-address="$'SuiteList'.E75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22b810" table:allow-empty-cell="true" table:display-list="unsorted" table:base-cell-address="$'SuiteList'.E77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233410" table:allow-empty-cell="true" table:display-list="unsorted" table:base-cell-address="$'SuiteList'.E79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923a010" table:allow-empty-cell="true" table:display-list="unsorted" table:base-cell-address="$'SuiteList'.E81" table:condition="of:cell-content-is-in-list({&quot;CHROME&quot;;&quot;INTERNET EXPLORER&quot;;&quot;FIREFOX&quot;})">
          <table:error-message table:display="true" table:message-type="warning"/>
        </table:content-validation>
        <table:content-validation table:name="VAL-0x7f7668c20010" table:allow-empty-cell="true" table:display-list="unsorted" table:base-cell-address="$'SuiteList'.G3" table:condition="of:cell-content-is-in-list({TRUE;FALSE})">
          <table:error-message table:display="true" table:message-type="warning"/>
        </table:content-validation>
        <table:content-validation table:name="VAL-0x7f7668dc0a10" table:allow-empty-cell="true" table:display-list="unsorted" table:base-cell-address="$'SuiteList'.G5" table:condition="of:cell-content-is-in-list({TRUE;FALSE})">
          <table:error-message table:display="true" table:message-type="warning"/>
        </table:content-validation>
        <table:content-validation table:name="VAL-0x7f7668f8fb10" table:allow-empty-cell="true" table:display-list="unsorted" table:base-cell-address="$'SuiteList'.G7" table:condition="of:cell-content-is-in-list({TRUE;FALSE})">
          <table:error-message table:display="true" table:message-type="warning"/>
        </table:content-validation>
        <table:content-validation table:name="VAL-0x7f7669176e10" table:allow-empty-cell="true" table:display-list="unsorted" table:base-cell-address="$'SuiteList'.G9" table:condition="of:cell-content-is-in-list({TRUE;FALSE})">
          <table:error-message table:display="true" table:message-type="warning"/>
        </table:content-validation>
        <table:content-validation table:name="VAL-0x7f766932e610" table:allow-empty-cell="true" table:display-list="unsorted" table:base-cell-address="$'SuiteList'.G11" table:condition="of:cell-content-is-in-list({TRUE;FALSE})">
          <table:error-message table:display="true" table:message-type="warning"/>
        </table:content-validation>
        <table:content-validation table:name="VAL-0x7f76694b8010" table:allow-empty-cell="true" table:display-list="unsorted" table:base-cell-address="$'SuiteList'.G13" table:condition="of:cell-content-is-in-list({TRUE;FALSE})">
          <table:error-message table:display="true" table:message-type="warning"/>
        </table:content-validation>
        <table:content-validation table:name="VAL-0x7f766969e410" table:allow-empty-cell="true" table:display-list="unsorted" table:base-cell-address="$'SuiteList'.G15" table:condition="of:cell-content-is-in-list({TRUE;FALSE})">
          <table:error-message table:display="true" table:message-type="warning"/>
        </table:content-validation>
        <table:content-validation table:name="VAL-0x7f7669884410" table:allow-empty-cell="true" table:display-list="unsorted" table:base-cell-address="$'SuiteList'.G17" table:condition="of:cell-content-is-in-list({TRUE;FALSE})">
          <table:error-message table:display="true" table:message-type="warning"/>
        </table:content-validation>
        <table:content-validation table:name="VAL-0x7f7669a3c810" table:allow-empty-cell="true" table:display-list="unsorted" table:base-cell-address="$'SuiteList'.G19" table:condition="of:cell-content-is-in-list({TRUE;FALSE})">
          <table:error-message table:display="true" table:message-type="warning"/>
        </table:content-validation>
        <table:content-validation table:name="VAL-0x7f7669c22010" table:allow-empty-cell="true" table:display-list="unsorted" table:base-cell-address="$'SuiteList'.G21" table:condition="of:cell-content-is-in-list({TRUE;FALSE})">
          <table:error-message table:display="true" table:message-type="warning"/>
        </table:content-validation>
        <table:content-validation table:name="VAL-0x7f766a2de640" table:allow-empty-cell="true" table:display-list="unsorted" table:base-cell-address="$'SuiteList'.G23" table:condition="of:cell-content-is-in-list({TRUE;FALSE})">
          <table:error-message table:display="true" table:message-type="warning"/>
        </table:content-validation>
        <table:content-validation table:name="VAL-0x7f7669f35010" table:allow-empty-cell="true" table:display-list="unsorted" table:base-cell-address="$'SuiteList'.G25" table:condition="of:cell-content-is-in-list({TRUE;FALSE})">
          <table:error-message table:display="true" table:message-type="warning"/>
        </table:content-validation>
        <table:content-validation table:name="VAL-0x7f766a11b810" table:allow-empty-cell="true" table:display-list="unsorted" table:base-cell-address="$'SuiteList'.G27" table:condition="of:cell-content-is-in-list({TRUE;FALSE})">
          <table:error-message table:display="true" table:message-type="warning"/>
        </table:content-validation>
        <table:content-validation table:name="VAL-0x7f7669179810" table:allow-empty-cell="true" table:display-list="unsorted" table:base-cell-address="$'SuiteList'.G29" table:condition="of:cell-content-is-in-list({TRUE;FALSE})">
          <table:error-message table:display="true" table:message-type="warning"/>
        </table:content-validation>
        <table:content-validation table:name="VAL-0x7f7668d22b10" table:allow-empty-cell="true" table:display-list="unsorted" table:base-cell-address="$'SuiteList'.G31" table:condition="of:cell-content-is-in-list({TRUE;FALSE})">
          <table:error-message table:display="true" table:message-type="warning"/>
        </table:content-validation>
        <table:content-validation table:name="VAL-0x7f7669761410" table:allow-empty-cell="true" table:display-list="unsorted" table:base-cell-address="$'SuiteList'.G33" table:condition="of:cell-content-is-in-list({TRUE;FALSE})">
          <table:error-message table:display="true" table:message-type="warning"/>
        </table:content-validation>
        <table:content-validation table:name="VAL-0x7f7668bdce10" table:allow-empty-cell="true" table:display-list="unsorted" table:base-cell-address="$'SuiteList'.G35" table:condition="of:cell-content-is-in-list({TRUE;FALSE})">
          <table:error-message table:display="true" table:message-type="warning"/>
        </table:content-validation>
        <table:content-validation table:name="VAL-0x7f766977f410" table:allow-empty-cell="true" table:display-list="unsorted" table:base-cell-address="$'SuiteList'.G37" table:condition="of:cell-content-is-in-list({TRUE;FALSE})">
          <table:error-message table:display="true" table:message-type="warning"/>
        </table:content-validation>
        <table:content-validation table:name="VAL-0x7f766978e410" table:allow-empty-cell="true" table:display-list="unsorted" table:base-cell-address="$'SuiteList'.G39" table:condition="of:cell-content-is-in-list({TRUE;FALSE})">
          <table:error-message table:display="true" table:message-type="warning"/>
        </table:content-validation>
        <table:content-validation table:name="VAL-0x7f766979e710" table:allow-empty-cell="true" table:display-list="unsorted" table:base-cell-address="$'SuiteList'.G41" table:condition="of:cell-content-is-in-list({TRUE;FALSE})">
          <table:error-message table:display="true" table:message-type="warning"/>
        </table:content-validation>
        <table:content-validation table:name="VAL-0x7f76697ac410" table:allow-empty-cell="true" table:display-list="unsorted" table:base-cell-address="$'SuiteList'.G43" table:condition="of:cell-content-is-in-list({TRUE;FALSE})">
          <table:error-message table:display="true" table:message-type="warning"/>
        </table:content-validation>
        <table:content-validation table:name="VAL-0x7f7668d2fc10" table:allow-empty-cell="true" table:display-list="unsorted" table:base-cell-address="$'SuiteList'.G45" table:condition="of:cell-content-is-in-list({TRUE;FALSE})">
          <table:error-message table:display="true" table:message-type="warning"/>
        </table:content-validation>
        <table:content-validation table:name="VAL-0x7f76697c7410" table:allow-empty-cell="true" table:display-list="unsorted" table:base-cell-address="$'SuiteList'.G47" table:condition="of:cell-content-is-in-list({TRUE;FALSE})">
          <table:error-message table:display="true" table:message-type="warning"/>
        </table:content-validation>
        <table:content-validation table:name="VAL-0x7f76697d7c10" table:allow-empty-cell="true" table:display-list="unsorted" table:base-cell-address="$'SuiteList'.G49" table:condition="of:cell-content-is-in-list({TRUE;FALSE})">
          <table:error-message table:display="true" table:message-type="warning"/>
        </table:content-validation>
        <table:content-validation table:name="VAL-0x7f76691c9c10" table:allow-empty-cell="true" table:display-list="unsorted" table:base-cell-address="$'SuiteList'.G51" table:condition="of:cell-content-is-in-list({TRUE;FALSE})">
          <table:error-message table:display="true" table:message-type="warning"/>
        </table:content-validation>
        <table:content-validation table:name="VAL-0x7f76691d0810" table:allow-empty-cell="true" table:display-list="unsorted" table:base-cell-address="$'SuiteList'.G53" table:condition="of:cell-content-is-in-list({TRUE;FALSE})">
          <table:error-message table:display="true" table:message-type="warning"/>
        </table:content-validation>
        <table:content-validation table:name="VAL-0x7f7669804110" table:allow-empty-cell="true" table:display-list="unsorted" table:base-cell-address="$'SuiteList'.G55" table:condition="of:cell-content-is-in-list({TRUE;FALSE})">
          <table:error-message table:display="true" table:message-type="warning"/>
        </table:content-validation>
        <table:content-validation table:name="VAL-0x7f7669814410" table:allow-empty-cell="true" table:display-list="unsorted" table:base-cell-address="$'SuiteList'.G57" table:condition="of:cell-content-is-in-list({TRUE;FALSE})">
          <table:error-message table:display="true" table:message-type="warning"/>
        </table:content-validation>
        <table:content-validation table:name="VAL-0x7f7668d3cc10" table:allow-empty-cell="true" table:display-list="unsorted" table:base-cell-address="$'SuiteList'.G59" table:condition="of:cell-content-is-in-list({TRUE;FALSE})">
          <table:error-message table:display="true" table:message-type="warning"/>
        </table:content-validation>
        <table:content-validation table:name="VAL-0x7f7669832410" table:allow-empty-cell="true" table:display-list="unsorted" table:base-cell-address="$'SuiteList'.G61" table:condition="of:cell-content-is-in-list({TRUE;FALSE})">
          <table:error-message table:display="true" table:message-type="warning"/>
        </table:content-validation>
        <table:content-validation table:name="VAL-0x7f76691f7710" table:allow-empty-cell="true" table:display-list="unsorted" table:base-cell-address="$'SuiteList'.G63" table:condition="of:cell-content-is-in-list({TRUE;FALSE})">
          <table:error-message table:display="true" table:message-type="warning"/>
        </table:content-validation>
        <table:content-validation table:name="VAL-0x7f7668ed5810" table:allow-empty-cell="true" table:display-list="unsorted" table:base-cell-address="$'SuiteList'.G65" table:condition="of:cell-content-is-in-list({TRUE;FALSE})">
          <table:error-message table:display="true" table:message-type="warning"/>
        </table:content-validation>
        <table:content-validation table:name="VAL-0x7f7669206710" table:allow-empty-cell="true" table:display-list="unsorted" table:base-cell-address="$'SuiteList'.G67" table:condition="of:cell-content-is-in-list({TRUE;FALSE})">
          <table:error-message table:display="true" table:message-type="warning"/>
        </table:content-validation>
        <table:content-validation table:name="VAL-0x7f7668c13c10" table:allow-empty-cell="true" table:display-list="unsorted" table:base-cell-address="$'SuiteList'.G69" table:condition="of:cell-content-is-in-list({TRUE;FALSE})">
          <table:error-message table:display="true" table:message-type="warning"/>
        </table:content-validation>
        <table:content-validation table:name="VAL-0x7f766987d410" table:allow-empty-cell="true" table:display-list="unsorted" table:base-cell-address="$'SuiteList'.G71" table:condition="of:cell-content-is-in-list({TRUE;FALSE})">
          <table:error-message table:display="true" table:message-type="warning"/>
        </table:content-validation>
        <table:content-validation table:name="VAL-0x7f766988d310" table:allow-empty-cell="true" table:display-list="unsorted" table:base-cell-address="$'SuiteList'.G73" table:condition="of:cell-content-is-in-list({TRUE;FALSE})">
          <table:error-message table:display="true" table:message-type="warning"/>
        </table:content-validation>
        <table:content-validation table:name="VAL-0x7f7668c15410" table:allow-empty-cell="true" table:display-list="unsorted" table:base-cell-address="$'SuiteList'.G75" table:condition="of:cell-content-is-in-list({TRUE;FALSE})">
          <table:error-message table:display="true" table:message-type="warning"/>
        </table:content-validation>
        <table:content-validation table:name="VAL-0x7f7668eecc10" table:allow-empty-cell="true" table:display-list="unsorted" table:base-cell-address="$'SuiteList'.G77" table:condition="of:cell-content-is-in-list({TRUE;FALSE})">
          <table:error-message table:display="true" table:message-type="warning"/>
        </table:content-validation>
        <table:content-validation table:name="VAL-0x7f7668d4f810" table:allow-empty-cell="true" table:display-list="unsorted" table:base-cell-address="$'SuiteList'.G79" table:condition="of:cell-content-is-in-list({TRUE;FALSE})">
          <table:error-message table:display="true" table:message-type="warning"/>
        </table:content-validation>
        <table:content-validation table:name="VAL-0x7f7668ef4810" table:allow-empty-cell="true" table:display-list="unsorted" table:base-cell-address="$'SuiteList'.G81" table:condition="of:cell-content-is-in-list({TRUE;FALSE})">
          <table:error-message table:display="true" table:message-type="warning"/>
        </table:content-validation>
        <table:content-validation table:name="VAL-0x7f7668c4e810" table:allow-empty-cell="true" table:display-list="unsorted" table:base-cell-address="$'SuiteList'.I3" table:condition="of:cell-content-is-in-list({TRUE;FALSE})">
          <table:error-message table:display="true" table:message-type="warning"/>
        </table:content-validation>
        <table:content-validation table:name="VAL-0x7f7668e06010" table:allow-empty-cell="true" table:display-list="unsorted" table:base-cell-address="$'SuiteList'.I5" table:condition="of:cell-content-is-in-list({TRUE;FALSE})">
          <table:error-message table:display="true" table:message-type="warning"/>
        </table:content-validation>
        <table:content-validation table:name="VAL-0x7f7668fd5410" table:allow-empty-cell="true" table:display-list="unsorted" table:base-cell-address="$'SuiteList'.I7" table:condition="of:cell-content-is-in-list({TRUE;FALSE})">
          <table:error-message table:display="true" table:message-type="warning"/>
        </table:content-validation>
        <table:content-validation table:name="VAL-0x7f76691bc810" table:allow-empty-cell="true" table:display-list="unsorted" table:base-cell-address="$'SuiteList'.I9" table:condition="of:cell-content-is-in-list({TRUE;FALSE})">
          <table:error-message table:display="true" table:message-type="warning"/>
        </table:content-validation>
        <table:content-validation table:name="VAL-0x7f766a2dcd20" table:allow-empty-cell="true" table:display-list="unsorted" table:base-cell-address="$'SuiteList'.I11" table:condition="of:cell-content-is-in-list({TRUE;FALSE})">
          <table:error-message table:display="true" table:message-type="warning"/>
        </table:content-validation>
        <table:content-validation table:name="VAL-0x7f76694fd310" table:allow-empty-cell="true" table:display-list="unsorted" table:base-cell-address="$'SuiteList'.I13" table:condition="of:cell-content-is-in-list({TRUE;FALSE})">
          <table:error-message table:display="true" table:message-type="warning"/>
        </table:content-validation>
        <table:content-validation table:name="VAL-0x7f76696e3410" table:allow-empty-cell="true" table:display-list="unsorted" table:base-cell-address="$'SuiteList'.I15" table:condition="of:cell-content-is-in-list({TRUE;FALSE})">
          <table:error-message table:display="true" table:message-type="warning"/>
        </table:content-validation>
        <table:content-validation table:name="VAL-0x7f76698b2f10" table:allow-empty-cell="true" table:display-list="unsorted" table:base-cell-address="$'SuiteList'.I17" table:condition="of:cell-content-is-in-list({TRUE;FALSE})">
          <table:error-message table:display="true" table:message-type="warning"/>
        </table:content-validation>
        <table:content-validation table:name="VAL-0x7f7669a6a710" table:allow-empty-cell="true" table:display-list="unsorted" table:base-cell-address="$'SuiteList'.I19" table:condition="of:cell-content-is-in-list({TRUE;FALSE})">
          <table:error-message table:display="true" table:message-type="warning"/>
        </table:content-validation>
        <table:content-validation table:name="VAL-0x7f7669c67810" table:allow-empty-cell="true" table:display-list="unsorted" table:base-cell-address="$'SuiteList'.I21" table:condition="of:cell-content-is-in-list({TRUE;FALSE})">
          <table:error-message table:display="true" table:message-type="warning"/>
        </table:content-validation>
        <table:content-validation table:name="VAL-0x7f7669d94310" table:allow-empty-cell="true" table:display-list="unsorted" table:base-cell-address="$'SuiteList'.I23" table:condition="of:cell-content-is-in-list({TRUE;FALSE})">
          <table:error-message table:display="true" table:message-type="warning"/>
        </table:content-validation>
        <table:content-validation table:name="VAL-0x7f7669f7a410" table:allow-empty-cell="true" table:display-list="unsorted" table:base-cell-address="$'SuiteList'.I25" table:condition="of:cell-content-is-in-list({TRUE;FALSE})">
          <table:error-message table:display="true" table:message-type="warning"/>
        </table:content-validation>
        <table:content-validation table:name="VAL-0x7f766a160410" table:allow-empty-cell="true" table:display-list="unsorted" table:base-cell-address="$'SuiteList'.I27" table:condition="of:cell-content-is-in-list({TRUE;FALSE})">
          <table:error-message table:display="true" table:message-type="warning"/>
        </table:content-validation>
        <table:content-validation table:name="VAL-0x7f7669746010" table:allow-empty-cell="true" table:display-list="unsorted" table:base-cell-address="$'SuiteList'.I29" table:condition="of:cell-content-is-in-list({TRUE;FALSE})">
          <table:error-message table:display="true" table:message-type="warning"/>
        </table:content-validation>
        <table:content-validation table:name="VAL-0x7f7669755410" table:allow-empty-cell="true" table:display-list="unsorted" table:base-cell-address="$'SuiteList'.I31" table:condition="of:cell-content-is-in-list({TRUE;FALSE})">
          <table:error-message table:display="true" table:message-type="warning"/>
        </table:content-validation>
        <table:content-validation table:name="VAL-0x7f7669188810" table:allow-empty-cell="true" table:display-list="unsorted" table:base-cell-address="$'SuiteList'.I33" table:condition="of:cell-content-is-in-list({TRUE;FALSE})">
          <table:error-message table:display="true" table:message-type="warning"/>
        </table:content-validation>
        <table:content-validation table:name="VAL-0x7f7669773010" table:allow-empty-cell="true" table:display-list="unsorted" table:base-cell-address="$'SuiteList'.I35" table:condition="of:cell-content-is-in-list({TRUE;FALSE})">
          <table:error-message table:display="true" table:message-type="warning"/>
        </table:content-validation>
        <table:content-validation table:name="VAL-0x7f7668d28c10" table:allow-empty-cell="true" table:display-list="unsorted" table:base-cell-address="$'SuiteList'.I37" table:condition="of:cell-content-is-in-list({TRUE;FALSE})">
          <table:error-message table:display="true" table:message-type="warning"/>
        </table:content-validation>
        <table:content-validation table:name="VAL-0x7f7668ea6410" table:allow-empty-cell="true" table:display-list="unsorted" table:base-cell-address="$'SuiteList'.I39" table:condition="of:cell-content-is-in-list({TRUE;FALSE})">
          <table:error-message table:display="true" table:message-type="warning"/>
        </table:content-validation>
        <table:content-validation table:name="VAL-0x7f766979fa10" table:allow-empty-cell="true" table:display-list="unsorted" table:base-cell-address="$'SuiteList'.I41" table:condition="of:cell-content-is-in-list({TRUE;FALSE})">
          <table:error-message table:display="true" table:message-type="warning"/>
        </table:content-validation>
        <table:content-validation table:name="VAL-0x7f76697ad710" table:allow-empty-cell="true" table:display-list="unsorted" table:base-cell-address="$'SuiteList'.I43" table:condition="of:cell-content-is-in-list({TRUE;FALSE})">
          <table:error-message table:display="true" table:message-type="warning"/>
        </table:content-validation>
        <table:content-validation table:name="VAL-0x7f76697bd810" table:allow-empty-cell="true" table:display-list="unsorted" table:base-cell-address="$'SuiteList'.I45" table:condition="of:cell-content-is-in-list({TRUE;FALSE})">
          <table:error-message table:display="true" table:message-type="warning"/>
        </table:content-validation>
        <table:content-validation table:name="VAL-0x7f7668eb4c10" table:allow-empty-cell="true" table:display-list="unsorted" table:base-cell-address="$'SuiteList'.I47" table:condition="of:cell-content-is-in-list({TRUE;FALSE})">
          <table:error-message table:display="true" table:message-type="warning"/>
        </table:content-validation>
        <table:content-validation table:name="VAL-0x7f76691c4410" table:allow-empty-cell="true" table:display-list="unsorted" table:base-cell-address="$'SuiteList'.I49" table:condition="of:cell-content-is-in-list({TRUE;FALSE})">
          <table:error-message table:display="true" table:message-type="warning"/>
        </table:content-validation>
        <table:content-validation table:name="VAL-0x7f76697e7710" table:allow-empty-cell="true" table:display-list="unsorted" table:base-cell-address="$'SuiteList'.I51" table:condition="of:cell-content-is-in-list({TRUE;FALSE})">
          <table:error-message table:display="true" table:message-type="warning"/>
        </table:content-validation>
        <table:content-validation table:name="VAL-0x7f76697f5710" table:allow-empty-cell="true" table:display-list="unsorted" table:base-cell-address="$'SuiteList'.I53" table:condition="of:cell-content-is-in-list({TRUE;FALSE})">
          <table:error-message table:display="true" table:message-type="warning"/>
        </table:content-validation>
        <table:content-validation table:name="VAL-0x7f7668c72810" table:allow-empty-cell="true" table:display-list="unsorted" table:base-cell-address="$'SuiteList'.I55" table:condition="of:cell-content-is-in-list({TRUE;FALSE})">
          <table:error-message table:display="true" table:message-type="warning"/>
        </table:content-validation>
        <table:content-validation table:name="VAL-0x7f76691e1710" table:allow-empty-cell="true" table:display-list="unsorted" table:base-cell-address="$'SuiteList'.I57" table:condition="of:cell-content-is-in-list({TRUE;FALSE})">
          <table:error-message table:display="true" table:message-type="warning"/>
        </table:content-validation>
        <table:content-validation table:name="VAL-0x7f76691e8710" table:allow-empty-cell="true" table:display-list="unsorted" table:base-cell-address="$'SuiteList'.I59" table:condition="of:cell-content-is-in-list({TRUE;FALSE})">
          <table:error-message table:display="true" table:message-type="warning"/>
        </table:content-validation>
        <table:content-validation table:name="VAL-0x7f7669833c10" table:allow-empty-cell="true" table:display-list="unsorted" table:base-cell-address="$'SuiteList'.I61" table:condition="of:cell-content-is-in-list({TRUE;FALSE})">
          <table:error-message table:display="true" table:message-type="warning"/>
        </table:content-validation>
        <table:content-validation table:name="VAL-0x7f7668ed2c10" table:allow-empty-cell="true" table:display-list="unsorted" table:base-cell-address="$'SuiteList'.I63" table:condition="of:cell-content-is-in-list({TRUE;FALSE})">
          <table:error-message table:display="true" table:message-type="warning"/>
        </table:content-validation>
        <table:content-validation table:name="VAL-0x7f7669850810" table:allow-empty-cell="true" table:display-list="unsorted" table:base-cell-address="$'SuiteList'.I65" table:condition="of:cell-content-is-in-list({TRUE;FALSE})">
          <table:error-message table:display="true" table:message-type="warning"/>
        </table:content-validation>
        <table:content-validation table:name="VAL-0x7f7669860c10" table:allow-empty-cell="true" table:display-list="unsorted" table:base-cell-address="$'SuiteList'.I67" table:condition="of:cell-content-is-in-list({TRUE;FALSE})">
          <table:error-message table:display="true" table:message-type="warning"/>
        </table:content-validation>
        <table:content-validation table:name="VAL-0x7f7669870b10" table:allow-empty-cell="true" table:display-list="unsorted" table:base-cell-address="$'SuiteList'.I69" table:condition="of:cell-content-is-in-list({TRUE;FALSE})">
          <table:error-message table:display="true" table:message-type="warning"/>
        </table:content-validation>
        <table:content-validation table:name="VAL-0x7f7668d47810" table:allow-empty-cell="true" table:display-list="unsorted" table:base-cell-address="$'SuiteList'.I71" table:condition="of:cell-content-is-in-list({TRUE;FALSE})">
          <table:error-message table:display="true" table:message-type="warning"/>
        </table:content-validation>
        <table:content-validation table:name="VAL-0x7f766921f010" table:allow-empty-cell="true" table:display-list="unsorted" table:base-cell-address="$'SuiteList'.I73" table:condition="of:cell-content-is-in-list({TRUE;FALSE})">
          <table:error-message table:display="true" table:message-type="warning"/>
        </table:content-validation>
        <table:content-validation table:name="VAL-0x7f7669226010" table:allow-empty-cell="true" table:display-list="unsorted" table:base-cell-address="$'SuiteList'.I75" table:condition="of:cell-content-is-in-list({TRUE;FALSE})">
          <table:error-message table:display="true" table:message-type="warning"/>
        </table:content-validation>
        <table:content-validation table:name="VAL-0x7f766922cc10" table:allow-empty-cell="true" table:display-list="unsorted" table:base-cell-address="$'SuiteList'.I77" table:condition="of:cell-content-is-in-list({TRUE;FALSE})">
          <table:error-message table:display="true" table:message-type="warning"/>
        </table:content-validation>
        <table:content-validation table:name="VAL-0x7f76698bc410" table:allow-empty-cell="true" table:display-list="unsorted" table:base-cell-address="$'SuiteList'.I79" table:condition="of:cell-content-is-in-list({TRUE;FALSE})">
          <table:error-message table:display="true" table:message-type="warning"/>
        </table:content-validation>
        <table:content-validation table:name="VAL-0x7f76698caf10" table:allow-empty-cell="true" table:display-list="unsorted" table:base-cell-address="$'SuiteList'.I81" table:condition="of:cell-content-is-in-list({TRUE;FALSE})">
          <table:error-message table:display="true" table:message-type="warning"/>
        </table:content-validation>
        <table:content-validation table:name="VAL-0x7f7668c93430" table:allow-empty-cell="true" table:display-list="unsorted" table:base-cell-address="$'SuiteList'.K3" table:condition="of:cell-content-is-in-list({TRUE;FALSE})">
          <table:error-message table:display="true" table:message-type="warning"/>
        </table:content-validation>
        <table:content-validation table:name="VAL-0x7f7668e4b010" table:allow-empty-cell="true" table:display-list="unsorted" table:base-cell-address="$'SuiteList'.K5" table:condition="of:cell-content-is-in-list({TRUE;FALSE})">
          <table:error-message table:display="true" table:message-type="warning"/>
        </table:content-validation>
        <table:content-validation table:name="VAL-0x7f7669004110" table:allow-empty-cell="true" table:display-list="unsorted" table:base-cell-address="$'SuiteList'.K7" table:condition="of:cell-content-is-in-list({TRUE;FALSE})">
          <table:error-message table:display="true" table:message-type="warning"/>
        </table:content-validation>
        <table:content-validation table:name="VAL-0x7f7669201410" table:allow-empty-cell="true" table:display-list="unsorted" table:base-cell-address="$'SuiteList'.K9" table:condition="of:cell-content-is-in-list({TRUE;FALSE})">
          <table:error-message table:display="true" table:message-type="warning"/>
        </table:content-validation>
        <table:content-validation table:name="VAL-0x7f766935cc10" table:allow-empty-cell="true" table:display-list="unsorted" table:base-cell-address="$'SuiteList'.K11" table:condition="of:cell-content-is-in-list({TRUE;FALSE})">
          <table:error-message table:display="true" table:message-type="warning"/>
        </table:content-validation>
        <table:content-validation table:name="VAL-0x7f7669542810" table:allow-empty-cell="true" table:display-list="unsorted" table:base-cell-address="$'SuiteList'.K13" table:condition="of:cell-content-is-in-list({TRUE;FALSE})">
          <table:error-message table:display="true" table:message-type="warning"/>
        </table:content-validation>
        <table:content-validation table:name="VAL-0x7f7669729010" table:allow-empty-cell="true" table:display-list="unsorted" table:base-cell-address="$'SuiteList'.K15" table:condition="of:cell-content-is-in-list({TRUE;FALSE})">
          <table:error-message table:display="true" table:message-type="warning"/>
        </table:content-validation>
        <table:content-validation table:name="VAL-0x7f76698f8810" table:allow-empty-cell="true" table:display-list="unsorted" table:base-cell-address="$'SuiteList'.K17" table:condition="of:cell-content-is-in-list({TRUE;FALSE})">
          <table:error-message table:display="true" table:message-type="warning"/>
        </table:content-validation>
        <table:content-validation table:name="VAL-0x7f7669aafc10" table:allow-empty-cell="true" table:display-list="unsorted" table:base-cell-address="$'SuiteList'.K19" table:condition="of:cell-content-is-in-list({TRUE;FALSE})">
          <table:error-message table:display="true" table:message-type="warning"/>
        </table:content-validation>
        <table:content-validation table:name="VAL-0x7f7669c96010" table:allow-empty-cell="true" table:display-list="unsorted" table:base-cell-address="$'SuiteList'.K21" table:condition="of:cell-content-is-in-list({TRUE;FALSE})">
          <table:error-message table:display="true" table:message-type="warning"/>
        </table:content-validation>
        <table:content-validation table:name="VAL-0x7f7669dc2c10" table:allow-empty-cell="true" table:display-list="unsorted" table:base-cell-address="$'SuiteList'.K23" table:condition="of:cell-content-is-in-list({TRUE;FALSE})">
          <table:error-message table:display="true" table:message-type="warning"/>
        </table:content-validation>
        <table:content-validation table:name="VAL-0x7f7669fc0010" table:allow-empty-cell="true" table:display-list="unsorted" table:base-cell-address="$'SuiteList'.K25" table:condition="of:cell-content-is-in-list({TRUE;FALSE})">
          <table:error-message table:display="true" table:message-type="warning"/>
        </table:content-validation>
        <table:content-validation table:name="VAL-0x7f766a18f810" table:allow-empty-cell="true" table:display-list="unsorted" table:base-cell-address="$'SuiteList'.K27" table:condition="of:cell-content-is-in-list({TRUE;FALSE})">
          <table:error-message table:display="true" table:message-type="warning"/>
        </table:content-validation>
        <table:content-validation table:name="VAL-0x7f7668d21c10" table:allow-empty-cell="true" table:display-list="unsorted" table:base-cell-address="$'SuiteList'.K29" table:condition="of:cell-content-is-in-list({TRUE;FALSE})">
          <table:error-message table:display="true" table:message-type="warning"/>
        </table:content-validation>
        <table:content-validation table:name="VAL-0x7f7669183410" table:allow-empty-cell="true" table:display-list="unsorted" table:base-cell-address="$'SuiteList'.K31" table:condition="of:cell-content-is-in-list({TRUE;FALSE})">
          <table:error-message table:display="true" table:message-type="warning"/>
        </table:content-validation>
        <table:content-validation table:name="VAL-0x7f7669764f10" table:allow-empty-cell="true" table:display-list="unsorted" table:base-cell-address="$'SuiteList'.K33" table:condition="of:cell-content-is-in-list({TRUE;FALSE})">
          <table:error-message table:display="true" table:message-type="warning"/>
        </table:content-validation>
        <table:content-validation table:name="VAL-0x7f7669192010" table:allow-empty-cell="true" table:display-list="unsorted" table:base-cell-address="$'SuiteList'.K35" table:condition="of:cell-content-is-in-list({TRUE;FALSE})">
          <table:error-message table:display="true" table:message-type="warning"/>
        </table:content-validation>
        <table:content-validation table:name="VAL-0x7f7669783810" table:allow-empty-cell="true" table:display-list="unsorted" table:base-cell-address="$'SuiteList'.K37" table:condition="of:cell-content-is-in-list({TRUE;FALSE})">
          <table:error-message table:display="true" table:message-type="warning"/>
        </table:content-validation>
        <table:content-validation table:name="VAL-0x7f7669792410" table:allow-empty-cell="true" table:display-list="unsorted" table:base-cell-address="$'SuiteList'.K39" table:condition="of:cell-content-is-in-list({TRUE;FALSE})">
          <table:error-message table:display="true" table:message-type="warning"/>
        </table:content-validation>
        <table:content-validation table:name="VAL-0x7f7668eab010" table:allow-empty-cell="true" table:display-list="unsorted" table:base-cell-address="$'SuiteList'.K41" table:condition="of:cell-content-is-in-list({TRUE;FALSE})">
          <table:error-message table:display="true" table:message-type="warning"/>
        </table:content-validation>
        <table:content-validation table:name="VAL-0x7f7668d2e410" table:allow-empty-cell="true" table:display-list="unsorted" table:base-cell-address="$'SuiteList'.K43" table:condition="of:cell-content-is-in-list({TRUE;FALSE})">
          <table:error-message table:display="true" table:message-type="warning"/>
        </table:content-validation>
        <table:content-validation table:name="VAL-0x7f76691b6710" table:allow-empty-cell="true" table:display-list="unsorted" table:base-cell-address="$'SuiteList'.K45" table:condition="of:cell-content-is-in-list({TRUE;FALSE})">
          <table:error-message table:display="true" table:message-type="warning"/>
        </table:content-validation>
        <table:content-validation table:name="VAL-0x7f76697cc210" table:allow-empty-cell="true" table:display-list="unsorted" table:base-cell-address="$'SuiteList'.K47" table:condition="of:cell-content-is-in-list({TRUE;FALSE})">
          <table:error-message table:display="true" table:message-type="warning"/>
        </table:content-validation>
        <table:content-validation table:name="VAL-0x7f76697db810" table:allow-empty-cell="true" table:display-list="unsorted" table:base-cell-address="$'SuiteList'.K49" table:condition="of:cell-content-is-in-list({TRUE;FALSE})">
          <table:error-message table:display="true" table:message-type="warning"/>
        </table:content-validation>
        <table:content-validation table:name="VAL-0x7f7668d35010" table:allow-empty-cell="true" table:display-list="unsorted" table:base-cell-address="$'SuiteList'.K51" table:condition="of:cell-content-is-in-list({TRUE;FALSE})">
          <table:error-message table:display="true" table:message-type="warning"/>
        </table:content-validation>
        <table:content-validation table:name="VAL-0x7f7668ec0a10" table:allow-empty-cell="true" table:display-list="unsorted" table:base-cell-address="$'SuiteList'.K53" table:condition="of:cell-content-is-in-list({TRUE;FALSE})">
          <table:error-message table:display="true" table:message-type="warning"/>
        </table:content-validation>
        <table:content-validation table:name="VAL-0x7f7669808810" table:allow-empty-cell="true" table:display-list="unsorted" table:base-cell-address="$'SuiteList'.K55" table:condition="of:cell-content-is-in-list({TRUE;FALSE})">
          <table:error-message table:display="true" table:message-type="warning"/>
        </table:content-validation>
        <table:content-validation table:name="VAL-0x7f7669818810" table:allow-empty-cell="true" table:display-list="unsorted" table:base-cell-address="$'SuiteList'.K57" table:condition="of:cell-content-is-in-list({TRUE;FALSE})">
          <table:error-message table:display="true" table:message-type="warning"/>
        </table:content-validation>
        <table:content-validation table:name="VAL-0x7f7669826410" table:allow-empty-cell="true" table:display-list="unsorted" table:base-cell-address="$'SuiteList'.K59" table:condition="of:cell-content-is-in-list({TRUE;FALSE})">
          <table:error-message table:display="true" table:message-type="warning"/>
        </table:content-validation>
        <table:content-validation table:name="VAL-0x7f76691f2010" table:allow-empty-cell="true" table:display-list="unsorted" table:base-cell-address="$'SuiteList'.K61" table:condition="of:cell-content-is-in-list({TRUE;FALSE})">
          <table:error-message table:display="true" table:message-type="warning"/>
        </table:content-validation>
        <table:content-validation table:name="VAL-0x7f7669845310" table:allow-empty-cell="true" table:display-list="unsorted" table:base-cell-address="$'SuiteList'.K63" table:condition="of:cell-content-is-in-list({TRUE;FALSE})">
          <table:error-message table:display="true" table:message-type="warning"/>
        </table:content-validation>
        <table:content-validation table:name="VAL-0x7f7669200010" table:allow-empty-cell="true" table:display-list="unsorted" table:base-cell-address="$'SuiteList'.K65" table:condition="of:cell-content-is-in-list({TRUE;FALSE})">
          <table:error-message table:display="true" table:message-type="warning"/>
        </table:content-validation>
        <table:content-validation table:name="VAL-0x7f7668c78010" table:allow-empty-cell="true" table:display-list="unsorted" table:base-cell-address="$'SuiteList'.K67" table:condition="of:cell-content-is-in-list({TRUE;FALSE})">
          <table:error-message table:display="true" table:message-type="warning"/>
        </table:content-validation>
        <table:content-validation table:name="VAL-0x7f7669210410" table:allow-empty-cell="true" table:display-list="unsorted" table:base-cell-address="$'SuiteList'.K69" table:condition="of:cell-content-is-in-list({TRUE;FALSE})">
          <table:error-message table:display="true" table:message-type="warning"/>
        </table:content-validation>
        <table:content-validation table:name="VAL-0x7f7669881810" table:allow-empty-cell="true" table:display-list="unsorted" table:base-cell-address="$'SuiteList'.K71" table:condition="of:cell-content-is-in-list({TRUE;FALSE})">
          <table:error-message table:display="true" table:message-type="warning"/>
        </table:content-validation>
        <table:content-validation table:name="VAL-0x7f7669891810" table:allow-empty-cell="true" table:display-list="unsorted" table:base-cell-address="$'SuiteList'.K73" table:condition="of:cell-content-is-in-list({TRUE;FALSE})">
          <table:error-message table:display="true" table:message-type="warning"/>
        </table:content-validation>
        <table:content-validation table:name="VAL-0x7f76698a0410" table:allow-empty-cell="true" table:display-list="unsorted" table:base-cell-address="$'SuiteList'.K75" table:condition="of:cell-content-is-in-list({TRUE;FALSE})">
          <table:error-message table:display="true" table:message-type="warning"/>
        </table:content-validation>
        <table:content-validation table:name="VAL-0x7f76698adc10" table:allow-empty-cell="true" table:display-list="unsorted" table:base-cell-address="$'SuiteList'.K77" table:condition="of:cell-content-is-in-list({TRUE;FALSE})">
          <table:error-message table:display="true" table:message-type="warning"/>
        </table:content-validation>
        <table:content-validation table:name="VAL-0x7f7669236410" table:allow-empty-cell="true" table:display-list="unsorted" table:base-cell-address="$'SuiteList'.K79" table:condition="of:cell-content-is-in-list({TRUE;FALSE})">
          <table:error-message table:display="true" table:message-type="warning"/>
        </table:content-validation>
        <table:content-validation table:name="VAL-0x7f766923cc10" table:allow-empty-cell="true" table:display-list="unsorted" table:base-cell-address="$'SuiteList'.K81" table:condition="of:cell-content-is-in-list({TRUE;FALSE})">
          <table:error-message table:display="true" table:message-type="warning"/>
        </table:content-validation>
        <table:content-validation table:name="VAL-0x7f7668cd8b10" table:allow-empty-cell="true" table:display-list="unsorted" table:base-cell-address="$'SuiteList'.M3" table:condition="of:cell-content-is-in-list({TRUE;FALSE})">
          <table:error-message table:display="true" table:message-type="warning"/>
        </table:content-validation>
        <table:content-validation table:name="VAL-0x7f7668e79c10" table:allow-empty-cell="true" table:display-list="unsorted" table:base-cell-address="$'SuiteList'.M5" table:condition="of:cell-content-is-in-list({TRUE;FALSE})">
          <table:error-message table:display="true" table:message-type="warning"/>
        </table:content-validation>
        <table:content-validation table:name="VAL-0x7f7669049c10" table:allow-empty-cell="true" table:display-list="unsorted" table:base-cell-address="$'SuiteList'.M7" table:condition="of:cell-content-is-in-list({TRUE;FALSE})">
          <table:error-message table:display="true" table:message-type="warning"/>
        </table:content-validation>
        <table:content-validation table:name="VAL-0x7f7669246710" table:allow-empty-cell="true" table:display-list="unsorted" table:base-cell-address="$'SuiteList'.M9" table:condition="of:cell-content-is-in-list({TRUE;FALSE})">
          <table:error-message table:display="true" table:message-type="warning"/>
        </table:content-validation>
        <table:content-validation table:name="VAL-0x7f76693a1b10" table:allow-empty-cell="true" table:display-list="unsorted" table:base-cell-address="$'SuiteList'.M11" table:condition="of:cell-content-is-in-list({TRUE;FALSE})">
          <table:error-message table:display="true" table:message-type="warning"/>
        </table:content-validation>
        <table:content-validation table:name="VAL-0x7f7669587810" table:allow-empty-cell="true" table:display-list="unsorted" table:base-cell-address="$'SuiteList'.M13" table:condition="of:cell-content-is-in-list({TRUE;FALSE})">
          <table:error-message table:display="true" table:message-type="warning"/>
        </table:content-validation>
        <table:content-validation table:name="VAL-0x7f7669757c10" table:allow-empty-cell="true" table:display-list="unsorted" table:base-cell-address="$'SuiteList'.M15" table:condition="of:cell-content-is-in-list({TRUE;FALSE})">
          <table:error-message table:display="true" table:message-type="warning"/>
        </table:content-validation>
        <table:content-validation table:name="VAL-0x7f766993d810" table:allow-empty-cell="true" table:display-list="unsorted" table:base-cell-address="$'SuiteList'.M17" table:condition="of:cell-content-is-in-list({TRUE;FALSE})">
          <table:error-message table:display="true" table:message-type="warning"/>
        </table:content-validation>
        <table:content-validation table:name="VAL-0x7f7669af4c10" table:allow-empty-cell="true" table:display-list="unsorted" table:base-cell-address="$'SuiteList'.M19" table:condition="of:cell-content-is-in-list({TRUE;FALSE})">
          <table:error-message table:display="true" table:message-type="warning"/>
        </table:content-validation>
        <table:content-validation table:name="VAL-0x7f7669cdb010" table:allow-empty-cell="true" table:display-list="unsorted" table:base-cell-address="$'SuiteList'.M21" table:condition="of:cell-content-is-in-list({TRUE;FALSE})">
          <table:error-message table:display="true" table:message-type="warning"/>
        </table:content-validation>
        <table:content-validation table:name="VAL-0x7f7669e07b10" table:allow-empty-cell="true" table:display-list="unsorted" table:base-cell-address="$'SuiteList'.M23" table:condition="of:cell-content-is-in-list({TRUE;FALSE})">
          <table:error-message table:display="true" table:message-type="warning"/>
        </table:content-validation>
        <table:content-validation table:name="VAL-0x7f7669feea10" table:allow-empty-cell="true" table:display-list="unsorted" table:base-cell-address="$'SuiteList'.M25" table:condition="of:cell-content-is-in-list({TRUE;FALSE})">
          <table:error-message table:display="true" table:message-type="warning"/>
        </table:content-validation>
        <table:content-validation table:name="VAL-0x7f766a1d5010" table:allow-empty-cell="true" table:display-list="unsorted" table:base-cell-address="$'SuiteList'.M27" table:condition="of:cell-content-is-in-list({TRUE;FALSE})">
          <table:error-message table:display="true" table:message-type="warning"/>
        </table:content-validation>
        <table:content-validation table:name="VAL-0x7f7669749c10" table:allow-empty-cell="true" table:display-list="unsorted" table:base-cell-address="$'SuiteList'.M29" table:condition="of:cell-content-is-in-list({TRUE;FALSE})">
          <table:error-message table:display="true" table:message-type="warning"/>
        </table:content-validation>
        <table:content-validation table:name="VAL-0x7f766975a410" table:allow-empty-cell="true" table:display-list="unsorted" table:base-cell-address="$'SuiteList'.M31" table:condition="of:cell-content-is-in-list({TRUE;FALSE})">
          <table:error-message table:display="true" table:message-type="warning"/>
        </table:content-validation>
        <table:content-validation table:name="VAL-0x7f7668e9c810" table:allow-empty-cell="true" table:display-list="unsorted" table:base-cell-address="$'SuiteList'.M33" table:condition="of:cell-content-is-in-list({TRUE;FALSE})">
          <table:error-message table:display="true" table:message-type="warning"/>
        </table:content-validation>
        <table:content-validation table:name="VAL-0x7f7669777010" table:allow-empty-cell="true" table:display-list="unsorted" table:base-cell-address="$'SuiteList'.M35" table:condition="of:cell-content-is-in-list({TRUE;FALSE})">
          <table:error-message table:display="true" table:message-type="warning"/>
        </table:content-validation>
        <table:content-validation table:name="VAL-0x7f7669199f10" table:allow-empty-cell="true" table:display-list="unsorted" table:base-cell-address="$'SuiteList'.M37" table:condition="of:cell-content-is-in-list({TRUE;FALSE})">
          <table:error-message table:display="true" table:message-type="warning"/>
        </table:content-validation>
        <table:content-validation table:name="VAL-0x7f76691a0b10" table:allow-empty-cell="true" table:display-list="unsorted" table:base-cell-address="$'SuiteList'.M39" table:condition="of:cell-content-is-in-list({TRUE;FALSE})">
          <table:error-message table:display="true" table:message-type="warning"/>
        </table:content-validation>
        <table:content-validation table:name="VAL-0x7f76697a4010" table:allow-empty-cell="true" table:display-list="unsorted" table:base-cell-address="$'SuiteList'.M41" table:condition="of:cell-content-is-in-list({TRUE;FALSE})">
          <table:error-message table:display="true" table:message-type="warning"/>
        </table:content-validation>
        <table:content-validation table:name="VAL-0x7f76697b1c10" table:allow-empty-cell="true" table:display-list="unsorted" table:base-cell-address="$'SuiteList'.M43" table:condition="of:cell-content-is-in-list({TRUE;FALSE})">
          <table:error-message table:display="true" table:message-type="warning"/>
        </table:content-validation>
        <table:content-validation table:name="VAL-0x7f7668c6e410" table:allow-empty-cell="true" table:display-list="unsorted" table:base-cell-address="$'SuiteList'.M45" table:condition="of:cell-content-is-in-list({TRUE;FALSE})">
          <table:error-message table:display="true" table:message-type="warning"/>
        </table:content-validation>
        <table:content-validation table:name="VAL-0x7f76691be510" table:allow-empty-cell="true" table:display-list="unsorted" table:base-cell-address="$'SuiteList'.M47" table:condition="of:cell-content-is-in-list({TRUE;FALSE})">
          <table:error-message table:display="true" table:message-type="warning"/>
        </table:content-validation>
        <table:content-validation table:name="VAL-0x7f76697dd010" table:allow-empty-cell="true" table:display-list="unsorted" table:base-cell-address="$'SuiteList'.M49" table:condition="of:cell-content-is-in-list({TRUE;FALSE})">
          <table:error-message table:display="true" table:message-type="warning"/>
        </table:content-validation>
        <table:content-validation table:name="VAL-0x7f76697ec010" table:allow-empty-cell="true" table:display-list="unsorted" table:base-cell-address="$'SuiteList'.M51" table:condition="of:cell-content-is-in-list({TRUE;FALSE})">
          <table:error-message table:display="true" table:message-type="warning"/>
        </table:content-validation>
        <table:content-validation table:name="VAL-0x7f76697faf10" table:allow-empty-cell="true" table:display-list="unsorted" table:base-cell-address="$'SuiteList'.M53" table:condition="of:cell-content-is-in-list({TRUE;FALSE})">
          <table:error-message table:display="true" table:message-type="warning"/>
        </table:content-validation>
        <table:content-validation table:name="VAL-0x7f76691dc410" table:allow-empty-cell="true" table:display-list="unsorted" table:base-cell-address="$'SuiteList'.M55" table:condition="of:cell-content-is-in-list({TRUE;FALSE})">
          <table:error-message table:display="true" table:message-type="warning"/>
        </table:content-validation>
        <table:content-validation table:name="VAL-0x7f7668ec9010" table:allow-empty-cell="true" table:display-list="unsorted" table:base-cell-address="$'SuiteList'.M57" table:condition="of:cell-content-is-in-list({TRUE;FALSE})">
          <table:error-message table:display="true" table:message-type="warning"/>
        </table:content-validation>
        <table:content-validation table:name="VAL-0x7f7668bdfc10" table:allow-empty-cell="true" table:display-list="unsorted" table:base-cell-address="$'SuiteList'.M59" table:condition="of:cell-content-is-in-list({TRUE;FALSE})">
          <table:error-message table:display="true" table:message-type="warning"/>
        </table:content-validation>
        <table:content-validation table:name="VAL-0x7f7669837810" table:allow-empty-cell="true" table:display-list="unsorted" table:base-cell-address="$'SuiteList'.M61" table:condition="of:cell-content-is-in-list({TRUE;FALSE})">
          <table:error-message table:display="true" table:message-type="warning"/>
        </table:content-validation>
        <table:content-validation table:name="VAL-0x7f76691fa810" table:allow-empty-cell="true" table:display-list="unsorted" table:base-cell-address="$'SuiteList'.M63" table:condition="of:cell-content-is-in-list({TRUE;FALSE})">
          <table:error-message table:display="true" table:message-type="warning"/>
        </table:content-validation>
        <table:content-validation table:name="VAL-0x7f7669854810" table:allow-empty-cell="true" table:display-list="unsorted" table:base-cell-address="$'SuiteList'.M65" table:condition="of:cell-content-is-in-list({TRUE;FALSE})">
          <table:error-message table:display="true" table:message-type="warning"/>
        </table:content-validation>
        <table:content-validation table:name="VAL-0x7f7669864c10" table:allow-empty-cell="true" table:display-list="unsorted" table:base-cell-address="$'SuiteList'.M67" table:condition="of:cell-content-is-in-list({TRUE;FALSE})">
          <table:error-message table:display="true" table:message-type="warning"/>
        </table:content-validation>
        <table:content-validation table:name="VAL-0x7f7669875010" table:allow-empty-cell="true" table:display-list="unsorted" table:base-cell-address="$'SuiteList'.M69" table:condition="of:cell-content-is-in-list({TRUE;FALSE})">
          <table:error-message table:display="true" table:message-type="warning"/>
        </table:content-validation>
        <table:content-validation table:name="VAL-0x7f7669219710" table:allow-empty-cell="true" table:display-list="unsorted" table:base-cell-address="$'SuiteList'.M71" table:condition="of:cell-content-is-in-list({TRUE;FALSE})">
          <table:error-message table:display="true" table:message-type="warning"/>
        </table:content-validation>
        <table:content-validation table:name="VAL-0x7f7668ee7410" table:allow-empty-cell="true" table:display-list="unsorted" table:base-cell-address="$'SuiteList'.M73" table:condition="of:cell-content-is-in-list({TRUE;FALSE})">
          <table:error-message table:display="true" table:message-type="warning"/>
        </table:content-validation>
        <table:content-validation table:name="VAL-0x7f7668d4c010" table:allow-empty-cell="true" table:display-list="unsorted" table:base-cell-address="$'SuiteList'.M75" table:condition="of:cell-content-is-in-list({TRUE;FALSE})">
          <table:error-message table:display="true" table:message-type="warning"/>
        </table:content-validation>
        <table:content-validation table:name="VAL-0x7f76698af810" table:allow-empty-cell="true" table:display-list="unsorted" table:base-cell-address="$'SuiteList'.M77" table:condition="of:cell-content-is-in-list({TRUE;FALSE})">
          <table:error-message table:display="true" table:message-type="warning"/>
        </table:content-validation>
        <table:content-validation table:name="VAL-0x7f76698c0310" table:allow-empty-cell="true" table:display-list="unsorted" table:base-cell-address="$'SuiteList'.M79" table:condition="of:cell-content-is-in-list({TRUE;FALSE})">
          <table:error-message table:display="true" table:message-type="warning"/>
        </table:content-validation>
        <table:content-validation table:name="VAL-0x7f76698cf310" table:allow-empty-cell="true" table:display-list="unsorted" table:base-cell-address="$'SuiteList'.M81" table:condition="of:cell-content-is-in-list({TRUE;FALSE})">
          <table:error-message table:display="true" table:message-type="warning"/>
        </table:content-validation>
        <table:content-validation table:name="VAL-0x7f7668d1e810" table:allow-empty-cell="true" table:display-list="unsorted" table:base-cell-address="$'SuiteList'.O3" table:condition="of:cell-content-is-in-list({TRUE;FALSE})">
          <table:error-message table:display="true" table:message-type="warning"/>
        </table:content-validation>
        <table:content-validation table:name="VAL-0x7f7668ea8710" table:allow-empty-cell="true" table:display-list="unsorted" table:base-cell-address="$'SuiteList'.O5" table:condition="of:cell-content-is-in-list({TRUE;FALSE})">
          <table:error-message table:display="true" table:message-type="warning"/>
        </table:content-validation>
        <table:content-validation table:name="VAL-0x7f766908f010" table:allow-empty-cell="true" table:display-list="unsorted" table:base-cell-address="$'SuiteList'.O7" table:condition="of:cell-content-is-in-list({TRUE;FALSE})">
          <table:error-message table:display="true" table:message-type="warning"/>
        </table:content-validation>
        <table:content-validation table:name="VAL-0x7f7669274c10" table:allow-empty-cell="true" table:display-list="unsorted" table:base-cell-address="$'SuiteList'.O9" table:condition="of:cell-content-is-in-list({TRUE;FALSE})">
          <table:error-message table:display="true" table:message-type="warning"/>
        </table:content-validation>
        <table:content-validation table:name="VAL-0x7f76693e7810" table:allow-empty-cell="true" table:display-list="unsorted" table:base-cell-address="$'SuiteList'.O11" table:condition="of:cell-content-is-in-list({TRUE;FALSE})">
          <table:error-message table:display="true" table:message-type="warning"/>
        </table:content-validation>
        <table:content-validation table:name="VAL-0x7f76695cd410" table:allow-empty-cell="true" table:display-list="unsorted" table:base-cell-address="$'SuiteList'.O13" table:condition="of:cell-content-is-in-list({TRUE;FALSE})">
          <table:error-message table:display="true" table:message-type="warning"/>
        </table:content-validation>
        <table:content-validation table:name="VAL-0x7f766979d810" table:allow-empty-cell="true" table:display-list="unsorted" table:base-cell-address="$'SuiteList'.O15" table:condition="of:cell-content-is-in-list({TRUE;FALSE})">
          <table:error-message table:display="true" table:message-type="warning"/>
        </table:content-validation>
        <table:content-validation table:name="VAL-0x7f7669982710" table:allow-empty-cell="true" table:display-list="unsorted" table:base-cell-address="$'SuiteList'.O17" table:condition="of:cell-content-is-in-list({TRUE;FALSE})">
          <table:error-message table:display="true" table:message-type="warning"/>
        </table:content-validation>
        <table:content-validation table:name="VAL-0x7f7669b3a810" table:allow-empty-cell="true" table:display-list="unsorted" table:base-cell-address="$'SuiteList'.O19" table:condition="of:cell-content-is-in-list({TRUE;FALSE})">
          <table:error-message table:display="true" table:message-type="warning"/>
        </table:content-validation>
        <table:content-validation table:name="VAL-0x7f7669d0ab10" table:allow-empty-cell="true" table:display-list="unsorted" table:base-cell-address="$'SuiteList'.O21" table:condition="of:cell-content-is-in-list({TRUE;FALSE})">
          <table:error-message table:display="true" table:message-type="warning"/>
        </table:content-validation>
        <table:content-validation table:name="VAL-0x7f7669e4d410" table:allow-empty-cell="true" table:display-list="unsorted" table:base-cell-address="$'SuiteList'.O23" table:condition="of:cell-content-is-in-list({TRUE;FALSE})">
          <table:error-message table:display="true" table:message-type="warning"/>
        </table:content-validation>
        <table:content-validation table:name="VAL-0x7f766a034410" table:allow-empty-cell="true" table:display-list="unsorted" table:base-cell-address="$'SuiteList'.O25" table:condition="of:cell-content-is-in-list({TRUE;FALSE})">
          <table:error-message table:display="true" table:message-type="warning"/>
        </table:content-validation>
        <table:content-validation table:name="VAL-0x7f766a219b10" table:allow-empty-cell="true" table:display-list="unsorted" table:base-cell-address="$'SuiteList'.O27" table:condition="of:cell-content-is-in-list({TRUE;FALSE})">
          <table:error-message table:display="true" table:message-type="warning"/>
        </table:content-validation>
        <table:content-validation table:name="VAL-0x7f766917d310" table:allow-empty-cell="true" table:display-list="unsorted" table:base-cell-address="$'SuiteList'.O29" table:condition="of:cell-content-is-in-list({TRUE;FALSE})">
          <table:error-message table:display="true" table:message-type="warning"/>
        </table:content-validation>
        <table:content-validation table:name="VAL-0x7f766975bc10" table:allow-empty-cell="true" table:display-list="unsorted" table:base-cell-address="$'SuiteList'.O31" table:condition="of:cell-content-is-in-list({TRUE;FALSE})">
          <table:error-message table:display="true" table:message-type="warning"/>
        </table:content-validation>
        <table:content-validation table:name="VAL-0x7f7669769810" table:allow-empty-cell="true" table:display-list="unsorted" table:base-cell-address="$'SuiteList'.O33" table:condition="of:cell-content-is-in-list({TRUE;FALSE})">
          <table:error-message table:display="true" table:message-type="warning"/>
        </table:content-validation>
        <table:content-validation table:name="VAL-0x7f7668ea0c10" table:allow-empty-cell="true" table:display-list="unsorted" table:base-cell-address="$'SuiteList'.O35" table:condition="of:cell-content-is-in-list({TRUE;FALSE})">
          <table:error-message table:display="true" table:message-type="warning"/>
        </table:content-validation>
        <table:content-validation table:name="VAL-0x7f7669789010" table:allow-empty-cell="true" table:display-list="unsorted" table:base-cell-address="$'SuiteList'.O37" table:condition="of:cell-content-is-in-list({TRUE;FALSE})">
          <table:error-message table:display="true" table:message-type="warning"/>
        </table:content-validation>
        <table:content-validation table:name="VAL-0x7f7669796810" table:allow-empty-cell="true" table:display-list="unsorted" table:base-cell-address="$'SuiteList'.O39" table:condition="of:cell-content-is-in-list({TRUE;FALSE})">
          <table:error-message table:display="true" table:message-type="warning"/>
        </table:content-validation>
        <table:content-validation table:name="VAL-0x7f76691aa810" table:allow-empty-cell="true" table:display-list="unsorted" table:base-cell-address="$'SuiteList'.O41" table:condition="of:cell-content-is-in-list({TRUE;FALSE})">
          <table:error-message table:display="true" table:message-type="warning"/>
        </table:content-validation>
        <table:content-validation table:name="VAL-0x7f76697b3410" table:allow-empty-cell="true" table:display-list="unsorted" table:base-cell-address="$'SuiteList'.O43" table:condition="of:cell-content-is-in-list({TRUE;FALSE})">
          <table:error-message table:display="true" table:message-type="warning"/>
        </table:content-validation>
        <table:content-validation table:name="VAL-0x7f76697c2e10" table:allow-empty-cell="true" table:display-list="unsorted" table:base-cell-address="$'SuiteList'.O45" table:condition="of:cell-content-is-in-list({TRUE;FALSE})">
          <table:error-message table:display="true" table:message-type="warning"/>
        </table:content-validation>
        <table:content-validation table:name="VAL-0x7f76697d0c10" table:allow-empty-cell="true" table:display-list="unsorted" table:base-cell-address="$'SuiteList'.O47" table:condition="of:cell-content-is-in-list({TRUE;FALSE})">
          <table:error-message table:display="true" table:message-type="warning"/>
        </table:content-validation>
        <table:content-validation table:name="VAL-0x7f76691c6c10" table:allow-empty-cell="true" table:display-list="unsorted" table:base-cell-address="$'SuiteList'.O49" table:condition="of:cell-content-is-in-list({TRUE;FALSE})">
          <table:error-message table:display="true" table:message-type="warning"/>
        </table:content-validation>
        <table:content-validation table:name="VAL-0x7f76691cd810" table:allow-empty-cell="true" table:display-list="unsorted" table:base-cell-address="$'SuiteList'.O51" table:condition="of:cell-content-is-in-list({TRUE;FALSE})">
          <table:error-message table:display="true" table:message-type="warning"/>
        </table:content-validation>
        <table:content-validation table:name="VAL-0x7f76691d5810" table:allow-empty-cell="true" table:display-list="unsorted" table:base-cell-address="$'SuiteList'.O53" table:condition="of:cell-content-is-in-list({TRUE;FALSE})">
          <table:error-message table:display="true" table:message-type="warning"/>
        </table:content-validation>
        <table:content-validation table:name="VAL-0x7f766980c410" table:allow-empty-cell="true" table:display-list="unsorted" table:base-cell-address="$'SuiteList'.O55" table:condition="of:cell-content-is-in-list({TRUE;FALSE})">
          <table:error-message table:display="true" table:message-type="warning"/>
        </table:content-validation>
        <table:content-validation table:name="VAL-0x7f766981c810" table:allow-empty-cell="true" table:display-list="unsorted" table:base-cell-address="$'SuiteList'.O57" table:condition="of:cell-content-is-in-list({TRUE;FALSE})">
          <table:error-message table:display="true" table:message-type="warning"/>
        </table:content-validation>
        <table:content-validation table:name="VAL-0x7f76691ec810" table:allow-empty-cell="true" table:display-list="unsorted" table:base-cell-address="$'SuiteList'.O59" table:condition="of:cell-content-is-in-list({TRUE;FALSE})">
          <table:error-message table:display="true" table:message-type="warning"/>
        </table:content-validation>
        <table:content-validation table:name="VAL-0x7f7668d3f210" table:allow-empty-cell="true" table:display-list="unsorted" table:base-cell-address="$'SuiteList'.O61" table:condition="of:cell-content-is-in-list({TRUE;FALSE})">
          <table:error-message table:display="true" table:message-type="warning"/>
        </table:content-validation>
        <table:content-validation table:name="VAL-0x7f7668ed3b10" table:allow-empty-cell="true" table:display-list="unsorted" table:base-cell-address="$'SuiteList'.O63" table:condition="of:cell-content-is-in-list({TRUE;FALSE})">
          <table:error-message table:display="true" table:message-type="warning"/>
        </table:content-validation>
        <table:content-validation table:name="VAL-0x7f7668bc7210" table:allow-empty-cell="true" table:display-list="unsorted" table:base-cell-address="$'SuiteList'.O65" table:condition="of:cell-content-is-in-list({TRUE;FALSE})">
          <table:error-message table:display="true" table:message-type="warning"/>
        </table:content-validation>
        <table:content-validation table:name="VAL-0x7f766920ac10" table:allow-empty-cell="true" table:display-list="unsorted" table:base-cell-address="$'SuiteList'.O67" table:condition="of:cell-content-is-in-list({TRUE;FALSE})">
          <table:error-message table:display="true" table:message-type="warning"/>
        </table:content-validation>
        <table:content-validation table:name="VAL-0x7f7668ee0410" table:allow-empty-cell="true" table:display-list="unsorted" table:base-cell-address="$'SuiteList'.O69" table:condition="of:cell-content-is-in-list({TRUE;FALSE})">
          <table:error-message table:display="true" table:message-type="warning"/>
        </table:content-validation>
        <table:content-validation table:name="VAL-0x7f7669886510" table:allow-empty-cell="true" table:display-list="unsorted" table:base-cell-address="$'SuiteList'.O71" table:condition="of:cell-content-is-in-list({TRUE;FALSE})">
          <table:error-message table:display="true" table:message-type="warning"/>
        </table:content-validation>
        <table:content-validation table:name="VAL-0x7f7669895810" table:allow-empty-cell="true" table:display-list="unsorted" table:base-cell-address="$'SuiteList'.O73" table:condition="of:cell-content-is-in-list({TRUE;FALSE})">
          <table:error-message table:display="true" table:message-type="warning"/>
        </table:content-validation>
        <table:content-validation table:name="VAL-0x7f76698a4010" table:allow-empty-cell="true" table:display-list="unsorted" table:base-cell-address="$'SuiteList'.O75" table:condition="of:cell-content-is-in-list({TRUE;FALSE})">
          <table:error-message table:display="true" table:message-type="warning"/>
        </table:content-validation>
        <table:content-validation table:name="VAL-0x7f7669230f10" table:allow-empty-cell="true" table:display-list="unsorted" table:base-cell-address="$'SuiteList'.O77" table:condition="of:cell-content-is-in-list({TRUE;FALSE})">
          <table:error-message table:display="true" table:message-type="warning"/>
        </table:content-validation>
        <table:content-validation table:name="VAL-0x7f7668ef3410" table:allow-empty-cell="true" table:display-list="unsorted" table:base-cell-address="$'SuiteList'.O79" table:condition="of:cell-content-is-in-list({TRUE;FALSE})">
          <table:error-message table:display="true" table:message-type="warning"/>
        </table:content-validation>
        <table:content-validation table:name="VAL-0x7f76698d0810" table:allow-empty-cell="true" table:display-list="unsorted" table:base-cell-address="$'SuiteList'.O81" table:condition="of:cell-content-is-in-list({TRUE;FALSE})">
          <table:error-message table:display="true" table:message-type="warning"/>
        </table:content-validation>
        <table:content-validation table:name="VAL-0x7f7668d36810" table:allow-empty-cell="true" table:display-list="unsorted" table:base-cell-address="$'SuiteList'.Q3" table:condition="of:cell-content-is-in-list({1;2;3})">
          <table:error-message table:display="true" table:message-type="warning"/>
        </table:content-validation>
        <table:content-validation table:name="VAL-0x7f7668ed7010" table:allow-empty-cell="true" table:display-list="unsorted" table:base-cell-address="$'SuiteList'.Q5" table:condition="of:cell-content-is-in-list({1;2;3})">
          <table:error-message table:display="true" table:message-type="warning"/>
        </table:content-validation>
        <table:content-validation table:name="VAL-0x7f76690d4810" table:allow-empty-cell="true" table:display-list="unsorted" table:base-cell-address="$'SuiteList'.Q7" table:condition="of:cell-content-is-in-list({1;2;3})">
          <table:error-message table:display="true" table:message-type="warning"/>
        </table:content-validation>
        <table:content-validation table:name="VAL-0x7f76692a3410" table:allow-empty-cell="true" table:display-list="unsorted" table:base-cell-address="$'SuiteList'.Q9" table:condition="of:cell-content-is-in-list({1;2;3})">
          <table:error-message table:display="true" table:message-type="warning"/>
        </table:content-validation>
        <table:content-validation table:name="VAL-0x7f766942c410" table:allow-empty-cell="true" table:display-list="unsorted" table:base-cell-address="$'SuiteList'.Q11" table:condition="of:cell-content-is-in-list({1;2;3})">
          <table:error-message table:display="true" table:message-type="warning"/>
        </table:content-validation>
        <table:content-validation table:name="VAL-0x7f76695e4f10" table:allow-empty-cell="true" table:display-list="unsorted" table:base-cell-address="$'SuiteList'.Q13" table:condition="of:cell-content-is-in-list({1;2;3})">
          <table:error-message table:display="true" table:message-type="warning"/>
        </table:content-validation>
        <table:content-validation table:name="VAL-0x7f76697cb410" table:allow-empty-cell="true" table:display-list="unsorted" table:base-cell-address="$'SuiteList'.Q15" table:condition="of:cell-content-is-in-list({1;2;3})">
          <table:error-message table:display="true" table:message-type="warning"/>
        </table:content-validation>
        <table:content-validation table:name="VAL-0x7f76699b1010" table:allow-empty-cell="true" table:display-list="unsorted" table:base-cell-address="$'SuiteList'.Q17" table:condition="of:cell-content-is-in-list({1;2;3})">
          <table:error-message table:display="true" table:message-type="warning"/>
        </table:content-validation>
        <table:content-validation table:name="VAL-0x7f7669b68410" table:allow-empty-cell="true" table:display-list="unsorted" table:base-cell-address="$'SuiteList'.Q19" table:condition="of:cell-content-is-in-list({1;2;3})">
          <table:error-message table:display="true" table:message-type="warning"/>
        </table:content-validation>
        <table:content-validation table:name="VAL-0x7f7669d38410" table:allow-empty-cell="true" table:display-list="unsorted" table:base-cell-address="$'SuiteList'.Q21" table:condition="of:cell-content-is-in-list({1;2;3})">
          <table:error-message table:display="true" table:message-type="warning"/>
        </table:content-validation>
        <table:content-validation table:name="VAL-0x7f7669e7b710" table:allow-empty-cell="true" table:display-list="unsorted" table:base-cell-address="$'SuiteList'.Q23" table:condition="of:cell-content-is-in-list({1;2;3})">
          <table:error-message table:display="true" table:message-type="warning"/>
        </table:content-validation>
        <table:content-validation table:name="VAL-0x7f766a079410" table:allow-empty-cell="true" table:display-list="unsorted" table:base-cell-address="$'SuiteList'.Q25" table:condition="of:cell-content-is-in-list({1;2;3})">
          <table:error-message table:display="true" table:message-type="warning"/>
        </table:content-validation>
        <table:content-validation table:name="VAL-0x7f766a248410" table:allow-empty-cell="true" table:display-list="unsorted" table:base-cell-address="$'SuiteList'.Q27" table:condition="of:cell-content-is-in-list({1;2;3})">
          <table:error-message table:display="true" table:message-type="warning"/>
        </table:content-validation>
        <table:content-validation table:name="VAL-0x7f7668c67810" table:allow-empty-cell="true" table:display-list="unsorted" table:base-cell-address="$'SuiteList'.Q29" table:condition="of:cell-content-is-in-list({1;2;3})">
          <table:error-message table:display="true" table:message-type="warning"/>
        </table:content-validation>
        <table:content-validation table:name="VAL-0x7f766975d410" table:allow-empty-cell="true" table:display-list="unsorted" table:base-cell-address="$'SuiteList'.Q31" table:condition="of:cell-content-is-in-list({1;2;3})">
          <table:error-message table:display="true" table:message-type="warning"/>
        </table:content-validation>
        <table:content-validation table:name="VAL-0x7f766976b010" table:allow-empty-cell="true" table:display-list="unsorted" table:base-cell-address="$'SuiteList'.Q33" table:condition="of:cell-content-is-in-list({1;2;3})">
          <table:error-message table:display="true" table:message-type="warning"/>
        </table:content-validation>
        <table:content-validation table:name="VAL-0x7f7669194810" table:allow-empty-cell="true" table:display-list="unsorted" table:base-cell-address="$'SuiteList'.Q35" table:condition="of:cell-content-is-in-list({1;2;3})">
          <table:error-message table:display="true" table:message-type="warning"/>
        </table:content-validation>
        <table:content-validation table:name="VAL-0x7f7669789f10" table:allow-empty-cell="true" table:display-list="unsorted" table:base-cell-address="$'SuiteList'.Q37" table:condition="of:cell-content-is-in-list({1;2;3})">
          <table:error-message table:display="true" table:message-type="warning"/>
        </table:content-validation>
        <table:content-validation table:name="VAL-0x7f7669797710" table:allow-empty-cell="true" table:display-list="unsorted" table:base-cell-address="$'SuiteList'.Q39" table:condition="of:cell-content-is-in-list({1;2;3})">
          <table:error-message table:display="true" table:message-type="warning"/>
        </table:content-validation>
        <table:content-validation table:name="VAL-0x7f76697a8010" table:allow-empty-cell="true" table:display-list="unsorted" table:base-cell-address="$'SuiteList'.Q41" table:condition="of:cell-content-is-in-list({1;2;3})">
          <table:error-message table:display="true" table:message-type="warning"/>
        </table:content-validation>
        <table:content-validation table:name="VAL-0x7f76697b5510" table:allow-empty-cell="true" table:display-list="unsorted" table:base-cell-address="$'SuiteList'.Q43" table:condition="of:cell-content-is-in-list({1;2;3})">
          <table:error-message table:display="true" table:message-type="warning"/>
        </table:content-validation>
        <table:content-validation table:name="VAL-0x7f76697c4810" table:allow-empty-cell="true" table:display-list="unsorted" table:base-cell-address="$'SuiteList'.Q45" table:condition="of:cell-content-is-in-list({1;2;3})">
          <table:error-message table:display="true" table:message-type="warning"/>
        </table:content-validation>
        <table:content-validation table:name="VAL-0x7f7668d32010" table:allow-empty-cell="true" table:display-list="unsorted" table:base-cell-address="$'SuiteList'.Q47" table:condition="of:cell-content-is-in-list({1;2;3})">
          <table:error-message table:display="true" table:message-type="warning"/>
        </table:content-validation>
        <table:content-validation table:name="VAL-0x7f7668eba410" table:allow-empty-cell="true" table:display-list="unsorted" table:base-cell-address="$'SuiteList'.Q49" table:condition="of:cell-content-is-in-list({1;2;3})">
          <table:error-message table:display="true" table:message-type="warning"/>
        </table:content-validation>
        <table:content-validation table:name="VAL-0x7f7668c71410" table:allow-empty-cell="true" table:display-list="unsorted" table:base-cell-address="$'SuiteList'.Q51" table:condition="of:cell-content-is-in-list({1;2;3})">
          <table:error-message table:display="true" table:message-type="warning"/>
        </table:content-validation>
        <table:content-validation table:name="VAL-0x7f7668ec2410" table:allow-empty-cell="true" table:display-list="unsorted" table:base-cell-address="$'SuiteList'.Q53" table:condition="of:cell-content-is-in-list({1;2;3})">
          <table:error-message table:display="true" table:message-type="warning"/>
        </table:content-validation>
        <table:content-validation table:name="VAL-0x7f766980dc10" table:allow-empty-cell="true" table:display-list="unsorted" table:base-cell-address="$'SuiteList'.Q55" table:condition="of:cell-content-is-in-list({1;2;3})">
          <table:error-message table:display="true" table:message-type="warning"/>
        </table:content-validation>
        <table:content-validation table:name="VAL-0x7f76691e6010" table:allow-empty-cell="true" table:display-list="unsorted" table:base-cell-address="$'SuiteList'.Q57" table:condition="of:cell-content-is-in-list({1;2;3})">
          <table:error-message table:display="true" table:message-type="warning"/>
        </table:content-validation>
        <table:content-validation table:name="VAL-0x7f766982cc10" table:allow-empty-cell="true" table:display-list="unsorted" table:base-cell-address="$'SuiteList'.Q59" table:condition="of:cell-content-is-in-list({1;2;3})">
          <table:error-message table:display="true" table:message-type="warning"/>
        </table:content-validation>
        <table:content-validation table:name="VAL-0x7f76691f5010" table:allow-empty-cell="true" table:display-list="unsorted" table:base-cell-address="$'SuiteList'.Q61" table:condition="of:cell-content-is-in-list({1;2;3})">
          <table:error-message table:display="true" table:message-type="warning"/>
        </table:content-validation>
        <table:content-validation table:name="VAL-0x7f766984b010" table:allow-empty-cell="true" table:display-list="unsorted" table:base-cell-address="$'SuiteList'.Q63" table:condition="of:cell-content-is-in-list({1;2;3})">
          <table:error-message table:display="true" table:message-type="warning"/>
        </table:content-validation>
        <table:content-validation table:name="VAL-0x7f7669203c10" table:allow-empty-cell="true" table:display-list="unsorted" table:base-cell-address="$'SuiteList'.Q65" table:condition="of:cell-content-is-in-list({1;2;3})">
          <table:error-message table:display="true" table:message-type="warning"/>
        </table:content-validation>
        <table:content-validation table:name="VAL-0x7f7669868710" table:allow-empty-cell="true" table:display-list="unsorted" table:base-cell-address="$'SuiteList'.Q67" table:condition="of:cell-content-is-in-list({1;2;3})">
          <table:error-message table:display="true" table:message-type="warning"/>
        </table:content-validation>
        <table:content-validation table:name="VAL-0x7f7669213010" table:allow-empty-cell="true" table:display-list="unsorted" table:base-cell-address="$'SuiteList'.Q69" table:condition="of:cell-content-is-in-list({1;2;3})">
          <table:error-message table:display="true" table:message-type="warning"/>
        </table:content-validation>
        <table:content-validation table:name="VAL-0x7f7669887c10" table:allow-empty-cell="true" table:display-list="unsorted" table:base-cell-address="$'SuiteList'.Q71" table:condition="of:cell-content-is-in-list({1;2;3})">
          <table:error-message table:display="true" table:message-type="warning"/>
        </table:content-validation>
        <table:content-validation table:name="VAL-0x7f7669222f10" table:allow-empty-cell="true" table:display-list="unsorted" table:base-cell-address="$'SuiteList'.Q73" table:condition="of:cell-content-is-in-list({1;2;3})">
          <table:error-message table:display="true" table:message-type="warning"/>
        </table:content-validation>
        <table:content-validation table:name="VAL-0x7f76698a5810" table:allow-empty-cell="true" table:display-list="unsorted" table:base-cell-address="$'SuiteList'.Q75" table:condition="of:cell-content-is-in-list({1;2;3})">
          <table:error-message table:display="true" table:message-type="warning"/>
        </table:content-validation>
        <table:content-validation table:name="VAL-0x7f7668bb4810" table:allow-empty-cell="true" table:display-list="unsorted" table:base-cell-address="$'SuiteList'.Q77" table:condition="of:cell-content-is-in-list({1;2;3})">
          <table:error-message table:display="true" table:message-type="warning"/>
        </table:content-validation>
        <table:content-validation table:name="VAL-0x7f7669238710" table:allow-empty-cell="true" table:display-list="unsorted" table:base-cell-address="$'SuiteList'.Q79" table:condition="of:cell-content-is-in-list({1;2;3})">
          <table:error-message table:display="true" table:message-type="warning"/>
        </table:content-validation>
        <table:content-validation table:name="VAL-0x7f76698d2010" table:allow-empty-cell="true" table:display-list="unsorted" table:base-cell-address="$'SuiteList'.Q81" table:condition="of:cell-content-is-in-list({1;2;3})">
          <table:error-message table:display="true" table:message-type="warning"/>
        </table:content-validation>
        <table:content-validation table:name="VAL-0x7f7668d64010" table:allow-empty-cell="true" table:display-list="unsorted" table:base-cell-address="$'SuiteList'.S3" table:condition="of:cell-content-is-in-list({1;2;3;4;5;6;7})">
          <table:error-message table:display="true" table:message-type="warning"/>
        </table:content-validation>
        <table:content-validation table:name="VAL-0x7f7668f1c310" table:allow-empty-cell="true" table:display-list="unsorted" table:base-cell-address="$'SuiteList'.S5" table:condition="of:cell-content-is-in-list({1;2;3})">
          <table:error-message table:display="true" table:message-type="warning"/>
        </table:content-validation>
        <table:content-validation table:name="VAL-0x7f7669119410" table:allow-empty-cell="true" table:display-list="unsorted" table:base-cell-address="$'SuiteList'.S7" table:condition="of:cell-content-is-in-list({1;2;3})">
          <table:error-message table:display="true" table:message-type="warning"/>
        </table:content-validation>
        <table:content-validation table:name="VAL-0x7f76692e8410" table:allow-empty-cell="true" table:display-list="unsorted" table:base-cell-address="$'SuiteList'.S9" table:condition="of:cell-content-is-in-list({1;2;3})">
          <table:error-message table:display="true" table:message-type="warning"/>
        </table:content-validation>
        <table:content-validation table:name="VAL-0x7f766945bb10" table:allow-empty-cell="true" table:display-list="unsorted" table:base-cell-address="$'SuiteList'.S11" table:condition="of:cell-content-is-in-list({1;2;3})">
          <table:error-message table:display="true" table:message-type="warning"/>
        </table:content-validation>
        <table:content-validation table:name="VAL-0x7f766962ac10" table:allow-empty-cell="true" table:display-list="unsorted" table:base-cell-address="$'SuiteList'.S13" table:condition="of:cell-content-is-in-list({1;2;3})">
          <table:error-message table:display="true" table:message-type="warning"/>
        </table:content-validation>
        <table:content-validation table:name="VAL-0x7f7669810c10" table:allow-empty-cell="true" table:display-list="unsorted" table:base-cell-address="$'SuiteList'.S15" table:condition="of:cell-content-is-in-list({1;2;3})">
          <table:error-message table:display="true" table:message-type="warning"/>
        </table:content-validation>
        <table:content-validation table:name="VAL-0x7f76699f6210" table:allow-empty-cell="true" table:display-list="unsorted" table:base-cell-address="$'SuiteList'.S17" table:condition="of:cell-content-is-in-list({1;2;3})">
          <table:error-message table:display="true" table:message-type="warning"/>
        </table:content-validation>
        <table:content-validation table:name="VAL-0x7f7669b97a10" table:allow-empty-cell="true" table:display-list="unsorted" table:base-cell-address="$'SuiteList'.S19" table:condition="of:cell-content-is-in-list({1;2;3;4;5;6;7})">
          <table:error-message table:display="true" table:message-type="warning"/>
        </table:content-validation>
        <table:content-validation table:name="VAL-0x7f7669d66c10" table:allow-empty-cell="true" table:display-list="unsorted" table:base-cell-address="$'SuiteList'.S21" table:condition="of:cell-content-is-in-list({1;2;3;4;5;6;7})">
          <table:error-message table:display="true" table:message-type="warning"/>
        </table:content-validation>
        <table:content-validation table:name="VAL-0x7f7669eaac10" table:allow-empty-cell="true" table:display-list="unsorted" table:base-cell-address="$'SuiteList'.S23" table:condition="of:cell-content-is-in-list({1;2;3;4;5;6;7})">
          <table:error-message table:display="true" table:message-type="warning"/>
        </table:content-validation>
        <table:content-validation table:name="VAL-0x7f766a0a7810" table:allow-empty-cell="true" table:display-list="unsorted" table:base-cell-address="$'SuiteList'.S25" table:condition="of:cell-content-is-in-list({1;2;3;4;5;6;7})">
          <table:error-message table:display="true" table:message-type="warning"/>
        </table:content-validation>
        <table:content-validation table:name="VAL-0x7f766a28d710" table:allow-empty-cell="true" table:display-list="unsorted" table:base-cell-address="$'SuiteList'.S27" table:condition="of:cell-content-is-in-list({1;2;3;4;5;6;7})">
          <table:error-message table:display="true" table:message-type="warning"/>
        </table:content-validation>
        <table:content-validation table:name="VAL-0x7f766974f310" table:allow-empty-cell="true" table:display-list="unsorted" table:base-cell-address="$'SuiteList'.S29" table:condition="of:cell-content-is-in-list({1;2;3;4;5;6;7})">
          <table:error-message table:display="true" table:message-type="warning"/>
        </table:content-validation>
        <table:content-validation table:name="VAL-0x7f766975e310" table:allow-empty-cell="true" table:display-list="unsorted" table:base-cell-address="$'SuiteList'.S31" table:condition="of:cell-content-is-in-list({1;2;3;4;5;6;7})">
          <table:error-message table:display="true" table:message-type="warning"/>
        </table:content-validation>
        <table:content-validation table:name="VAL-0x7f7668e9dc10" table:allow-empty-cell="true" table:display-list="unsorted" table:base-cell-address="$'SuiteList'.S33" table:condition="of:cell-content-is-in-list({1;2;3;4;5;6;7})">
          <table:error-message table:display="true" table:message-type="warning"/>
        </table:content-validation>
        <table:content-validation table:name="VAL-0x7f766977c810" table:allow-empty-cell="true" table:display-list="unsorted" table:base-cell-address="$'SuiteList'.S35" table:condition="of:cell-content-is-in-list({1;2;3;4;5;6;7})">
          <table:error-message table:display="true" table:message-type="warning"/>
        </table:content-validation>
        <table:content-validation table:name="VAL-0x7f766978b410" table:allow-empty-cell="true" table:display-list="unsorted" table:base-cell-address="$'SuiteList'.S37" table:condition="of:cell-content-is-in-list({1;2;3;4;5;6;7})">
          <table:error-message table:display="true" table:message-type="warning"/>
        </table:content-validation>
        <table:content-validation table:name="VAL-0x7f7669799410" table:allow-empty-cell="true" table:display-list="unsorted" table:base-cell-address="$'SuiteList'.S39" table:condition="of:cell-content-is-in-list({1;2;3;4;5;6;7})">
          <table:error-message table:display="true" table:message-type="warning"/>
        </table:content-validation>
        <table:content-validation table:name="VAL-0x7f76697a9810" table:allow-empty-cell="true" table:display-list="unsorted" table:base-cell-address="$'SuiteList'.S41" table:condition="of:cell-content-is-in-list({1;2;3;4;5;6;7})">
          <table:error-message table:display="true" table:message-type="warning"/>
        </table:content-validation>
        <table:content-validation table:name="VAL-0x7f76691b2c10" table:allow-empty-cell="true" table:display-list="unsorted" table:base-cell-address="$'SuiteList'.S43" table:condition="of:cell-content-is-in-list({1;2;3;4;5;6;7})">
          <table:error-message table:display="true" table:message-type="warning"/>
        </table:content-validation>
        <table:content-validation table:name="VAL-0x7f76697c5c10" table:allow-empty-cell="true" table:display-list="unsorted" table:base-cell-address="$'SuiteList'.S45" table:condition="of:cell-content-is-in-list({1;2;3;4;5;6;7})">
          <table:error-message table:display="true" table:message-type="warning"/>
        </table:content-validation>
        <table:content-validation table:name="VAL-0x7f76691c1410" table:allow-empty-cell="true" table:display-list="unsorted" table:base-cell-address="$'SuiteList'.S47" table:condition="of:cell-content-is-in-list({1;2;3;4;5;6;7})">
          <table:error-message table:display="true" table:message-type="warning"/>
        </table:content-validation>
        <table:content-validation table:name="VAL-0x7f76691c8410" table:allow-empty-cell="true" table:display-list="unsorted" table:base-cell-address="$'SuiteList'.S49" table:condition="of:cell-content-is-in-list({1;2;3;4;5;6;7})">
          <table:error-message table:display="true" table:message-type="warning"/>
        </table:content-validation>
        <table:content-validation table:name="VAL-0x7f76691cf410" table:allow-empty-cell="true" table:display-list="unsorted" table:base-cell-address="$'SuiteList'.S51" table:condition="of:cell-content-is-in-list({1;2;3;4;5;6;7})">
          <table:error-message table:display="true" table:message-type="warning"/>
        </table:content-validation>
        <table:content-validation table:name="VAL-0x7f7669800810" table:allow-empty-cell="true" table:display-list="unsorted" table:base-cell-address="$'SuiteList'.S53" table:condition="of:cell-content-is-in-list({1;2;3;4;5;6;7})">
          <table:error-message table:display="true" table:message-type="warning"/>
        </table:content-validation>
        <table:content-validation table:name="VAL-0x7f766980f810" table:allow-empty-cell="true" table:display-list="unsorted" table:base-cell-address="$'SuiteList'.S55" table:condition="of:cell-content-is-in-list({1;2;3;4;5;6;7})">
          <table:error-message table:display="true" table:message-type="warning"/>
        </table:content-validation>
        <table:content-validation table:name="VAL-0x7f7668eca810" table:allow-empty-cell="true" table:display-list="unsorted" table:base-cell-address="$'SuiteList'.S57" table:condition="of:cell-content-is-in-list({1;2;3;4;5;6;7})">
          <table:error-message table:display="true" table:message-type="warning"/>
        </table:content-validation>
        <table:content-validation table:name="VAL-0x7f766982e410" table:allow-empty-cell="true" table:display-list="unsorted" table:base-cell-address="$'SuiteList'.S59" table:condition="of:cell-content-is-in-list({1;2;3;4;5;6;7})">
          <table:error-message table:display="true" table:message-type="warning"/>
        </table:content-validation>
        <table:content-validation table:name="VAL-0x7f7668ed1810" table:allow-empty-cell="true" table:display-list="unsorted" table:base-cell-address="$'SuiteList'.S61" table:condition="of:cell-content-is-in-list({1;2;3;4;5;6;7})">
          <table:error-message table:display="true" table:message-type="warning"/>
        </table:content-validation>
        <table:content-validation table:name="VAL-0x7f76691fd410" table:allow-empty-cell="true" table:display-list="unsorted" table:base-cell-address="$'SuiteList'.S63" table:condition="of:cell-content-is-in-list({1;2;3;4;5;6;7})">
          <table:error-message table:display="true" table:message-type="warning"/>
        </table:content-validation>
        <table:content-validation table:name="VAL-0x7f7668ed9410" table:allow-empty-cell="true" table:display-list="unsorted" table:base-cell-address="$'SuiteList'.S65" table:condition="of:cell-content-is-in-list({1;2;3;4;5;6;7})">
          <table:error-message table:display="true" table:message-type="warning"/>
        </table:content-validation>
        <table:content-validation table:name="VAL-0x7f766986a410" table:allow-empty-cell="true" table:display-list="unsorted" table:base-cell-address="$'SuiteList'.S67" table:condition="of:cell-content-is-in-list({1;2;3;4;5;6;7})">
          <table:error-message table:display="true" table:message-type="warning"/>
        </table:content-validation>
        <table:content-validation table:name="VAL-0x7f7668c79810" table:allow-empty-cell="true" table:display-list="unsorted" table:base-cell-address="$'SuiteList'.S69" table:condition="of:cell-content-is-in-list({1;2;3;4;5;6;7})">
          <table:error-message table:display="true" table:message-type="warning"/>
        </table:content-validation>
        <table:content-validation table:name="VAL-0x7f7669889010" table:allow-empty-cell="true" table:display-list="unsorted" table:base-cell-address="$'SuiteList'.S71" table:condition="of:cell-content-is-in-list({1;2;3;4;5;6;7})">
          <table:error-message table:display="true" table:message-type="warning"/>
        </table:content-validation>
        <table:content-validation table:name="VAL-0x7f7668ee8810" table:allow-empty-cell="true" table:display-list="unsorted" table:base-cell-address="$'SuiteList'.S73" table:condition="of:cell-content-is-in-list({1;2;3;4;5;6;7})">
          <table:error-message table:display="true" table:message-type="warning"/>
        </table:content-validation>
        <table:content-validation table:name="VAL-0x7f76698a7410" table:allow-empty-cell="true" table:display-list="unsorted" table:base-cell-address="$'SuiteList'.S75" table:condition="of:cell-content-is-in-list({1;2;3;4;5;6;7})">
          <table:error-message table:display="true" table:message-type="warning"/>
        </table:content-validation>
        <table:content-validation table:name="VAL-0x7f76698b6c10" table:allow-empty-cell="true" table:display-list="unsorted" table:base-cell-address="$'SuiteList'.S77" table:condition="of:cell-content-is-in-list({1;2;3;4;5;6;7})">
          <table:error-message table:display="true" table:message-type="warning"/>
        </table:content-validation>
        <table:content-validation table:name="VAL-0x7f7668d51010" table:allow-empty-cell="true" table:display-list="unsorted" table:base-cell-address="$'SuiteList'.S79" table:condition="of:cell-content-is-in-list({1;2;3;4;5;6;7})">
          <table:error-message table:display="true" table:message-type="warning"/>
        </table:content-validation>
        <table:content-validation table:name="VAL-0x7f76698d3810" table:allow-empty-cell="true" table:display-list="unsorted" table:base-cell-address="$'SuiteList'.S81" table:condition="of:cell-content-is-in-list({1;2;3;4;5;6;7})">
          <table:error-message table:display="true" table:message-type="warning"/>
        </table:content-validation>
      </table:content-validations>
      <table:table table:name="SuiteList" table:style-name="ta-0x7f7668b56000" table:print="false">
        <office:forms form:automatic-focus="false" form:apply-design-mode="false">
          <form:form/>
        </office:forms>
        <table:table-column table:default-cell-style-name="ACE-0x7f7668b9a488" table:style-name="ACOL-1"/>
        <table:table-column table:default-cell-style-name="ACE-0x7f7668b9a488" table:style-name="ACOL-2"/>
        <table:table-column table:default-cell-style-name="ACE-0x7f7668b9a488" table:style-name="ACOL-3"/>
        <table:table-column table:default-cell-style-name="ACE-0x7f7668b9a488" table:style-name="ACOL-4"/>
        <table:table-column table:default-cell-style-name="ACE-0x7f7668b9a488" table:style-name="ACOL-5" table:number-columns-repeated="2"/>
        <table:table-column table:default-cell-style-name="ACE-0x7f7668b9a488" table:style-name="ACOL-6"/>
        <table:table-column table:default-cell-style-name="ACE-0x7f7668b9a488" table:style-name="ACOL-0"/>
        <table:table-column table:default-cell-style-name="ACE-0x7f7668b9a488" table:style-name="ACOL-7"/>
        <table:table-column table:default-cell-style-name="ACE-0x7f7668b9a488" table:style-name="ACOL-8"/>
        <table:table-column table:default-cell-style-name="ACE-0x7f7668b9a488" table:style-name="ACOL-9"/>
        <table:table-column table:style-name="ACOL-10"/>
        <table:table-column table:style-name="ACOL-0" table:number-columns-repeated="116"/>
        <table:table-row table:style-name="AROW-1">
          <table:table-cell table:style-name="ACE-0x7f7668b9a5b0" office:value-type="string">
            <text:p>Sno</text:p>
          </table:table-cell>
          <table:table-cell table:style-name="ACE-0x7f7668b9a6d8" office:value-type="string">
            <text:p>TestCaseName</text:p>
          </table:table-cell>
          <table:table-cell table:style-name="ACE-0x7f7668b9a6d8" office:value-type="string">
            <text:p>BrowserName</text:p>
          </table:table-cell>
          <table:table-cell table:style-name="ACE-0x7f7668b9a6d8" office:value-type="string">
            <text:p>DesktopWeb</text:p>
          </table:table-cell>
          <table:table-cell table:style-name="ACE-0x7f7668b9a6d8" office:value-type="string">
            <text:p>androidWeb</text:p>
          </table:table-cell>
          <table:table-cell table:style-name="ACE-0x7f7668b9a6d8" office:value-type="string">
            <text:p>androidApp</text:p>
          </table:table-cell>
          <table:table-cell table:style-name="ACE-0x7f7668b9a6d8" office:value-type="string">
            <text:p>backEndWeb</text:p>
          </table:table-cell>
          <table:table-cell table:style-name="ACE-0x7f7668b9a6d8" office:value-type="string">
            <text:p>API</text:p>
          </table:table-cell>
          <table:table-cell table:style-name="ACE-0x7f7668b9a6d8" office:value-type="string">
            <text:p>startScriptDataRow</text:p>
          </table:table-cell>
          <table:table-cell table:style-name="ACE-0x7f7668b9a6d8" office:value-type="string">
            <text:p>endScriptDataRow</text:p>
          </table:table-cell>
          <table:table-cell table:style-name="ACE-0x7f7668b9a6d8" office:value-type="string">
            <text:p>Sprint #</text:p>
          </table:table-cell>
          <table:table-cell table:style-name="ACE-0x7f7668b9a800" office:value-type="string">
            <text:p>Remarks</text:p>
          </table:table-cell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1">
            <text:p>1</text:p>
          </table:table-cell>
          <table:table-cell table:style-name="ACE-0x7f7668b9aa50" office:value-type="string">
            <text:p>TC_LoginBackEnd</text:p>
          </table:table-cell>
          <table:table-cell table:style-name="ACE-0x7f7668b9ab78" table:content-validation-name="VAL-0x7f7668bf1750" office:value-type="string">
            <text:p>FIREFOX</text:p>
          </table:table-cell>
          <table:table-cell table:style-name="ACE-0x7f7668b9aca0" table:content-validation-name="VAL-0x7f7668c20010" office:value-type="boolean" office:boolean-value="false">
            <text:p>FALSE</text:p>
          </table:table-cell>
          <table:table-cell table:style-name="ACE-0x7f7668b9adc8" table:content-validation-name="VAL-0x7f7668c4e810" office:value-type="boolean" office:boolean-value="false">
            <text:p>FALSE</text:p>
          </table:table-cell>
          <table:table-cell table:style-name="ACE-0x7f7668b9aef0" table:content-validation-name="VAL-0x7f7668c93430" office:value-type="boolean" office:boolean-value="false">
            <text:p>FALSE</text:p>
          </table:table-cell>
          <table:table-cell table:style-name="ACE-0x7f7668b9b018" table:content-validation-name="VAL-0x7f7668cd8b10" office:value-type="boolean" office:boolean-value="false">
            <text:p>FALSE</text:p>
          </table:table-cell>
          <table:table-cell table:style-name="ACE-0x7f7668b9b140" table:content-validation-name="VAL-0x7f7668d1e810" office:value-type="boolean" office:boolean-value="false">
            <text:p>FALSE</text:p>
          </table:table-cell>
          <table:table-cell table:style-name="ACE-0x7f7668b9b268" table:content-validation-name="VAL-0x7f7668d36810" office:value-type="float" office:value="1">
            <text:p>1</text:p>
          </table:table-cell>
          <table:table-cell table:style-name="ACE-0x7f7668b9b390" table:content-validation-name="VAL-0x7f7668d64010" office:value-type="float" office:value="1">
            <text:p>1</text:p>
          </table:table-cell>
          <table:table-cell table:style-name="ACE-0x7f7668b9b4b8" office:value-type="float" office:value="1">
            <text:p>1</text:p>
          </table:table-cell>
          <table:table-cell table:number-rows-spanned="13" table:style-name="ACE-0x7f7668b9b5e0" office:value-type="string">
            <text:p>ShopClues_Catalog_AdminPanel_Manage Products</text:p>
          </table:table-cell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2">
            <text:p>2</text:p>
          </table:table-cell>
          <table:table-cell table:style-name="ACE-0x7f7668b9b708" office:value-type="string">
            <text:p>TC_ShopCluesValidateHomepage</text:p>
          </table:table-cell>
          <table:table-cell table:style-name="ACE-0x7f7668b9b830" table:content-validation-name="VAL-0x7f7668d92810" office:value-type="string">
            <text:p>FIREFOX</text:p>
          </table:table-cell>
          <table:table-cell table:style-name="ACE-0x7f7668b9b958" table:content-validation-name="VAL-0x7f7668dc0a10" office:value-type="boolean" office:boolean-value="false">
            <text:p>FALSE</text:p>
          </table:table-cell>
          <table:table-cell table:style-name="ACE-0x7f7668b9ba80" table:content-validation-name="VAL-0x7f7668e06010" office:value-type="boolean" office:boolean-value="false">
            <text:p>FALSE</text:p>
          </table:table-cell>
          <table:table-cell table:style-name="ACE-0x7f7668b9bba8" table:content-validation-name="VAL-0x7f7668e4b010" office:value-type="boolean" office:boolean-value="false">
            <text:p>FALSE</text:p>
          </table:table-cell>
          <table:table-cell table:style-name="ACE-0x7f7668b9bcd0" table:content-validation-name="VAL-0x7f7668e79c10" office:value-type="boolean" office:boolean-value="false">
            <text:p>FALSE</text:p>
          </table:table-cell>
          <table:table-cell table:style-name="ACE-0x7f7668b9bdf8" table:content-validation-name="VAL-0x7f7668ea8710" office:value-type="boolean" office:boolean-value="false">
            <text:p>FALSE</text:p>
          </table:table-cell>
          <table:table-cell table:style-name="ACE-0x7f7668b9bf20" table:content-validation-name="VAL-0x7f7668ed7010" office:value-type="float" office:value="1">
            <text:p>1</text:p>
          </table:table-cell>
          <table:table-cell table:style-name="ACE-0x7f7668b9c048" table:content-validation-name="VAL-0x7f7668f1c3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3">
            <text:p>3</text:p>
          </table:table-cell>
          <table:table-cell table:style-name="ACE-0x7f7668b9b708" office:value-type="string">
            <text:p>TC_SearchProductOnTheBasisOFName</text:p>
          </table:table-cell>
          <table:table-cell table:style-name="ACE-0x7f7668b9c298" table:content-validation-name="VAL-0x7f7668f62010" office:value-type="string">
            <text:p>FIREFOX</text:p>
          </table:table-cell>
          <table:table-cell table:style-name="ACE-0x7f7668b9c3c0" table:content-validation-name="VAL-0x7f7668f8fb10" office:value-type="boolean" office:boolean-value="false">
            <text:p>FALSE</text:p>
          </table:table-cell>
          <table:table-cell table:style-name="ACE-0x7f7668b9c4e8" table:content-validation-name="VAL-0x7f7668fd5410" office:value-type="boolean" office:boolean-value="false">
            <text:p>FALSE</text:p>
          </table:table-cell>
          <table:table-cell table:style-name="ACE-0x7f7668b9c610" table:content-validation-name="VAL-0x7f7669004110" office:value-type="boolean" office:boolean-value="false">
            <text:p>FALSE</text:p>
          </table:table-cell>
          <table:table-cell table:style-name="ACE-0x7f7668b9c738" table:content-validation-name="VAL-0x7f7669049c10" office:value-type="boolean" office:boolean-value="true">
            <text:p>TRUE</text:p>
          </table:table-cell>
          <table:table-cell table:style-name="ACE-0x7f7668b9c860" table:content-validation-name="VAL-0x7f766908f010" office:value-type="boolean" office:boolean-value="false">
            <text:p>FALSE</text:p>
          </table:table-cell>
          <table:table-cell table:style-name="ACE-0x7f7668b9c988" table:content-validation-name="VAL-0x7f76690d4810" office:value-type="float" office:value="1">
            <text:p>1</text:p>
          </table:table-cell>
          <table:table-cell table:style-name="ACE-0x7f7668b9cab0" table:content-validation-name="VAL-0x7f76691194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4">
            <text:p>4</text:p>
          </table:table-cell>
          <table:table-cell table:style-name="ACE-0x7f7668b9b708" office:value-type="string">
            <text:p>TC_SearchProductOnTheBasisOfStatus</text:p>
          </table:table-cell>
          <table:table-cell table:style-name="ACE-0x7f7668b9cbd8" table:content-validation-name="VAL-0x7f766915e710" office:value-type="string">
            <text:p>FIREFOX</text:p>
          </table:table-cell>
          <table:table-cell table:style-name="ACE-0x7f7668b9cd00" table:content-validation-name="VAL-0x7f7669176e10" office:value-type="boolean" office:boolean-value="false">
            <text:p>FALSE</text:p>
          </table:table-cell>
          <table:table-cell table:style-name="ACE-0x7f7668b9ce28" table:content-validation-name="VAL-0x7f76691bc810" office:value-type="boolean" office:boolean-value="false">
            <text:p>FALSE</text:p>
          </table:table-cell>
          <table:table-cell table:style-name="ACE-0x7f7668b9cf50" table:content-validation-name="VAL-0x7f7669201410" office:value-type="boolean" office:boolean-value="false">
            <text:p>FALSE</text:p>
          </table:table-cell>
          <table:table-cell table:style-name="ACE-0x7f766a2d8a98" table:content-validation-name="VAL-0x7f7669246710" office:value-type="boolean" office:boolean-value="true">
            <text:p>TRUE</text:p>
          </table:table-cell>
          <table:table-cell table:style-name="ACE-0x7f766a2d8bc0" table:content-validation-name="VAL-0x7f7669274c10" office:value-type="boolean" office:boolean-value="false">
            <text:p>FALSE</text:p>
          </table:table-cell>
          <table:table-cell table:style-name="ACE-0x7f766a2d8ce8" table:content-validation-name="VAL-0x7f76692a3410" office:value-type="float" office:value="1">
            <text:p>1</text:p>
          </table:table-cell>
          <table:table-cell table:style-name="ACE-0x7f766a2d8e10" table:content-validation-name="VAL-0x7f76692e84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5">
            <text:p>5</text:p>
          </table:table-cell>
          <table:table-cell table:style-name="ACE-0x7f7668b9b708" office:value-type="string">
            <text:p>TC_ProductOnTheBasisOfFuzzySearch</text:p>
          </table:table-cell>
          <table:table-cell table:style-name="ACE-0x7f766a2d8f38" table:content-validation-name="VAL-0x7f7669300810" office:value-type="string">
            <text:p>FIREFOX</text:p>
          </table:table-cell>
          <table:table-cell table:style-name="ACE-0x7f766a2d9060" table:content-validation-name="VAL-0x7f766932e610" office:value-type="boolean" office:boolean-value="false">
            <text:p>FALSE</text:p>
          </table:table-cell>
          <table:table-cell table:style-name="ACE-0x7f766a2d9188" table:content-validation-name="VAL-0x7f766a2dcd20" office:value-type="boolean" office:boolean-value="false">
            <text:p>FALSE</text:p>
          </table:table-cell>
          <table:table-cell table:style-name="ACE-0x7f766a2d92b0" table:content-validation-name="VAL-0x7f766935cc10" office:value-type="boolean" office:boolean-value="false">
            <text:p>FALSE</text:p>
          </table:table-cell>
          <table:table-cell table:style-name="ACE-0x7f766a2d93d8" table:content-validation-name="VAL-0x7f76693a1b10" office:value-type="boolean" office:boolean-value="false">
            <text:p>FALSE</text:p>
          </table:table-cell>
          <table:table-cell table:style-name="ACE-0x7f766a2d9500" table:content-validation-name="VAL-0x7f76693e7810" office:value-type="boolean" office:boolean-value="false">
            <text:p>FALSE</text:p>
          </table:table-cell>
          <table:table-cell table:style-name="ACE-0x7f766a2d9628" table:content-validation-name="VAL-0x7f766942c410" office:value-type="float" office:value="1">
            <text:p>1</text:p>
          </table:table-cell>
          <table:table-cell table:style-name="ACE-0x7f766a2d9750" table:content-validation-name="VAL-0x7f766945bb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6">
            <text:p>6</text:p>
          </table:table-cell>
          <table:table-cell table:style-name="ACE-0x7f7668b9b708" office:value-type="string">
            <text:p>TC_SearchProductOnTheBasisOfMerchant</text:p>
          </table:table-cell>
          <table:table-cell table:style-name="ACE-0x7f766a2d9878" table:content-validation-name="VAL-0x7f7669489b10" office:value-type="string">
            <text:p>FIREFOX</text:p>
          </table:table-cell>
          <table:table-cell table:style-name="ACE-0x7f766a2d99a0" table:content-validation-name="VAL-0x7f76694b8010" office:value-type="boolean" office:boolean-value="false">
            <text:p>FALSE</text:p>
          </table:table-cell>
          <table:table-cell table:style-name="ACE-0x7f766a2d9ac8" table:content-validation-name="VAL-0x7f76694fd310" office:value-type="boolean" office:boolean-value="false">
            <text:p>FALSE</text:p>
          </table:table-cell>
          <table:table-cell table:style-name="ACE-0x7f766a2d9bf0" table:content-validation-name="VAL-0x7f7669542810" office:value-type="boolean" office:boolean-value="false">
            <text:p>FALSE</text:p>
          </table:table-cell>
          <table:table-cell table:style-name="ACE-0x7f766a2d9d18" table:content-validation-name="VAL-0x7f7669587810" office:value-type="boolean" office:boolean-value="false">
            <text:p>FALSE</text:p>
          </table:table-cell>
          <table:table-cell table:style-name="ACE-0x7f766a2d9e40" table:content-validation-name="VAL-0x7f76695cd410" office:value-type="boolean" office:boolean-value="false">
            <text:p>FALSE</text:p>
          </table:table-cell>
          <table:table-cell table:style-name="ACE-0x7f766a2d9f68" table:content-validation-name="VAL-0x7f76695e4f10" office:value-type="float" office:value="1">
            <text:p>1</text:p>
          </table:table-cell>
          <table:table-cell table:style-name="ACE-0x7f766a2da090" table:content-validation-name="VAL-0x7f766962ac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7">
            <text:p>7</text:p>
          </table:table-cell>
          <table:table-cell table:style-name="ACE-0x7f7668b9b708" office:value-type="string">
            <text:p>TC_BackEndManageProduct_EditStatus</text:p>
          </table:table-cell>
          <table:table-cell table:style-name="ACE-0x7f766a2da1b8" table:content-validation-name="VAL-0x7f766966fc10" office:value-type="string">
            <text:p>FIREFOX</text:p>
          </table:table-cell>
          <table:table-cell table:style-name="ACE-0x7f766a2da2e0" table:content-validation-name="VAL-0x7f766969e410" office:value-type="boolean" office:boolean-value="false">
            <text:p>FALSE</text:p>
          </table:table-cell>
          <table:table-cell table:style-name="ACE-0x7f766a2da408" table:content-validation-name="VAL-0x7f76696e3410" office:value-type="boolean" office:boolean-value="false">
            <text:p>FALSE</text:p>
          </table:table-cell>
          <table:table-cell table:style-name="ACE-0x7f766a2da530" table:content-validation-name="VAL-0x7f7669729010" office:value-type="boolean" office:boolean-value="false">
            <text:p>FALSE</text:p>
          </table:table-cell>
          <table:table-cell table:style-name="ACE-0x7f766a2da658" table:content-validation-name="VAL-0x7f7669757c10" office:value-type="boolean" office:boolean-value="false">
            <text:p>FALSE</text:p>
          </table:table-cell>
          <table:table-cell table:style-name="ACE-0x7f766a2da780" table:content-validation-name="VAL-0x7f766979d810" office:value-type="boolean" office:boolean-value="false">
            <text:p>FALSE</text:p>
          </table:table-cell>
          <table:table-cell table:style-name="ACE-0x7f766a2da8a8" table:content-validation-name="VAL-0x7f76697cb410" office:value-type="float" office:value="1">
            <text:p>1</text:p>
          </table:table-cell>
          <table:table-cell table:style-name="ACE-0x7f766a2da9d0" table:content-validation-name="VAL-0x7f7669810c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8">
            <text:p>8</text:p>
          </table:table-cell>
          <table:table-cell table:style-name="ACE-0x7f7668b9b708" office:value-type="string">
            <text:p>TC_BackEndManageProduct_MultipleStatusValue</text:p>
          </table:table-cell>
          <table:table-cell table:style-name="ACE-0x7f766a2daaf8" table:content-validation-name="VAL-0x7f766983e810" office:value-type="string">
            <text:p>FIREFOX</text:p>
          </table:table-cell>
          <table:table-cell table:style-name="ACE-0x7f766a2dac20" table:content-validation-name="VAL-0x7f7669884410" office:value-type="boolean" office:boolean-value="false">
            <text:p>FALSE</text:p>
          </table:table-cell>
          <table:table-cell table:style-name="ACE-0x7f766a2dad48" table:content-validation-name="VAL-0x7f76698b2f10" office:value-type="boolean" office:boolean-value="false">
            <text:p>FALSE</text:p>
          </table:table-cell>
          <table:table-cell table:style-name="ACE-0x7f766a2dae70" table:content-validation-name="VAL-0x7f76698f8810" office:value-type="boolean" office:boolean-value="false">
            <text:p>FALSE</text:p>
          </table:table-cell>
          <table:table-cell table:style-name="ACE-0x7f766a2daf98" table:content-validation-name="VAL-0x7f766993d810" office:value-type="boolean" office:boolean-value="false">
            <text:p>FALSE</text:p>
          </table:table-cell>
          <table:table-cell table:style-name="ACE-0x7f766a2db0c0" table:content-validation-name="VAL-0x7f7669982710" office:value-type="boolean" office:boolean-value="false">
            <text:p>FALSE</text:p>
          </table:table-cell>
          <table:table-cell table:style-name="ACE-0x7f766a2db1e8" table:content-validation-name="VAL-0x7f76699b1010" office:value-type="float" office:value="1">
            <text:p>1</text:p>
          </table:table-cell>
          <table:table-cell table:style-name="ACE-0x7f766a2db310" table:content-validation-name="VAL-0x7f76699f62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9">
            <text:p>9</text:p>
          </table:table-cell>
          <table:table-cell table:style-name="ACE-0x7f7668b9b708" office:value-type="string">
            <text:p>TC_BackEndManageProduct_ChangeStatus</text:p>
          </table:table-cell>
          <table:table-cell table:style-name="ACE-0x7f766a2db438" table:content-validation-name="VAL-0x7f7669a24410" office:value-type="string">
            <text:p>FIREFOX</text:p>
          </table:table-cell>
          <table:table-cell table:style-name="ACE-0x7f766a2db560" table:content-validation-name="VAL-0x7f7669a3c810" office:value-type="boolean" office:boolean-value="false">
            <text:p>FALSE</text:p>
          </table:table-cell>
          <table:table-cell table:style-name="ACE-0x7f766a2db688" table:content-validation-name="VAL-0x7f7669a6a710" office:value-type="boolean" office:boolean-value="false">
            <text:p>FALSE</text:p>
          </table:table-cell>
          <table:table-cell table:style-name="ACE-0x7f766a2db7b0" table:content-validation-name="VAL-0x7f7669aafc10" office:value-type="boolean" office:boolean-value="false">
            <text:p>FALSE</text:p>
          </table:table-cell>
          <table:table-cell table:style-name="ACE-0x7f766a2db8d8" table:content-validation-name="VAL-0x7f7669af4c10" office:value-type="boolean" office:boolean-value="false">
            <text:p>FALSE</text:p>
          </table:table-cell>
          <table:table-cell table:style-name="ACE-0x7f766a2dba00" table:content-validation-name="VAL-0x7f7669b3a810" office:value-type="boolean" office:boolean-value="false">
            <text:p>FALSE</text:p>
          </table:table-cell>
          <table:table-cell table:style-name="ACE-0x7f766a2dbb28" table:content-validation-name="VAL-0x7f7669b68410" office:value-type="float" office:value="1">
            <text:p>1</text:p>
          </table:table-cell>
          <table:table-cell table:style-name="ACE-0x7f766a2dbc50" table:content-validation-name="VAL-0x7f7669b97a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0">
            <text:p>10</text:p>
          </table:table-cell>
          <table:table-cell table:style-name="ACE-0x7f7668b9b708" office:value-type="string">
            <text:p>TC_BackEndManageProduct_VerifyStatusField</text:p>
          </table:table-cell>
          <table:table-cell table:style-name="ACE-0x7f766a2dbd78" table:content-validation-name="VAL-0x7f7669bdc410" office:value-type="string">
            <text:p>FIREFOX</text:p>
          </table:table-cell>
          <table:table-cell table:style-name="ACE-0x7f766a2dbea0" table:content-validation-name="VAL-0x7f7669c22010" office:value-type="boolean" office:boolean-value="false">
            <text:p>FALSE</text:p>
          </table:table-cell>
          <table:table-cell table:style-name="ACE-0x7f766a2dbfc8" table:content-validation-name="VAL-0x7f7669c67810" office:value-type="boolean" office:boolean-value="false">
            <text:p>FALSE</text:p>
          </table:table-cell>
          <table:table-cell table:style-name="ACE-0x7f766a2dc0f0" table:content-validation-name="VAL-0x7f7669c96010" office:value-type="boolean" office:boolean-value="false">
            <text:p>FALSE</text:p>
          </table:table-cell>
          <table:table-cell table:style-name="ACE-0x7f766a2dc218" table:content-validation-name="VAL-0x7f7669cdb010" office:value-type="boolean" office:boolean-value="false">
            <text:p>FALSE</text:p>
          </table:table-cell>
          <table:table-cell table:style-name="ACE-0x7f766a2dc340" table:content-validation-name="VAL-0x7f7669d0ab10" office:value-type="boolean" office:boolean-value="false">
            <text:p>FALSE</text:p>
          </table:table-cell>
          <table:table-cell table:style-name="ACE-0x7f766a2dc468" table:content-validation-name="VAL-0x7f7669d38410" office:value-type="float" office:value="1">
            <text:p>1</text:p>
          </table:table-cell>
          <table:table-cell table:style-name="ACE-0x7f766a2dc590" table:content-validation-name="VAL-0x7f7669d66c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1">
            <text:p>11</text:p>
          </table:table-cell>
          <table:table-cell table:style-name="ACE-0x7f7668b9b708" office:value-type="string">
            <text:p>TC_BackEndManageProduct_VerifyAdvanceSearchPage</text:p>
          </table:table-cell>
          <table:table-cell table:style-name="ACE-0x7f766a2dc6b8" table:content-validation-name="VAL-0x7f766a2d3e70" office:value-type="string">
            <text:p>FIREFOX</text:p>
          </table:table-cell>
          <table:table-cell table:style-name="ACE-0x7f766a2dc7e0" table:content-validation-name="VAL-0x7f766a2de640" office:value-type="boolean" office:boolean-value="false">
            <text:p>FALSE</text:p>
          </table:table-cell>
          <table:table-cell table:style-name="ACE-0x7f766a2deb08" table:content-validation-name="VAL-0x7f7669d94310" office:value-type="boolean" office:boolean-value="false">
            <text:p>FALSE</text:p>
          </table:table-cell>
          <table:table-cell table:style-name="ACE-0x7f766a2dec30" table:content-validation-name="VAL-0x7f7669dc2c10" office:value-type="boolean" office:boolean-value="false">
            <text:p>FALSE</text:p>
          </table:table-cell>
          <table:table-cell table:style-name="ACE-0x7f766a2ded58" table:content-validation-name="VAL-0x7f7669e07b10" office:value-type="boolean" office:boolean-value="false">
            <text:p>FALSE</text:p>
          </table:table-cell>
          <table:table-cell table:style-name="ACE-0x7f766a2dee80" table:content-validation-name="VAL-0x7f7669e4d410" office:value-type="boolean" office:boolean-value="false">
            <text:p>FALSE</text:p>
          </table:table-cell>
          <table:table-cell table:style-name="ACE-0x7f766a2defa8" table:content-validation-name="VAL-0x7f7669e7b710" office:value-type="float" office:value="1">
            <text:p>1</text:p>
          </table:table-cell>
          <table:table-cell table:style-name="ACE-0x7f766a2df0d0" table:content-validation-name="VAL-0x7f7669eaac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2">
            <text:p>12</text:p>
          </table:table-cell>
          <table:table-cell table:style-name="ACE-0x7f7668b9b708" office:value-type="string">
            <text:p>TC_BackEndManageProduct_VerifyAdvanceSearchBySalesAmount</text:p>
          </table:table-cell>
          <table:table-cell table:style-name="ACE-0x7f766a2df1f8" table:content-validation-name="VAL-0x7f7669eef710" office:value-type="string">
            <text:p>FIREFOX</text:p>
          </table:table-cell>
          <table:table-cell table:style-name="ACE-0x7f766a2df320" table:content-validation-name="VAL-0x7f7669f35010" office:value-type="boolean" office:boolean-value="false">
            <text:p>FALSE</text:p>
          </table:table-cell>
          <table:table-cell table:style-name="ACE-0x7f766a2df448" table:content-validation-name="VAL-0x7f7669f7a410" office:value-type="boolean" office:boolean-value="false">
            <text:p>FALSE</text:p>
          </table:table-cell>
          <table:table-cell table:style-name="ACE-0x7f766a2df570" table:content-validation-name="VAL-0x7f7669fc0010" office:value-type="boolean" office:boolean-value="false">
            <text:p>FALSE</text:p>
          </table:table-cell>
          <table:table-cell table:style-name="ACE-0x7f766a2df698" table:content-validation-name="VAL-0x7f7669feea10" office:value-type="boolean" office:boolean-value="false">
            <text:p>FALSE</text:p>
          </table:table-cell>
          <table:table-cell table:style-name="ACE-0x7f766a2df7c0" table:content-validation-name="VAL-0x7f766a034410" office:value-type="boolean" office:boolean-value="false">
            <text:p>FALSE</text:p>
          </table:table-cell>
          <table:table-cell table:style-name="ACE-0x7f766a2df8e8" table:content-validation-name="VAL-0x7f766a079410" office:value-type="float" office:value="1">
            <text:p>1</text:p>
          </table:table-cell>
          <table:table-cell table:style-name="ACE-0x7f766a2dfa10" table:content-validation-name="VAL-0x7f766a0a78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3">
            <text:p>13</text:p>
          </table:table-cell>
          <table:table-cell table:style-name="ACE-0x7f7668b9b708" office:value-type="string">
            <text:p>TC_BackEndManageProduct_VerifyAdvanceSearchByPeriod</text:p>
          </table:table-cell>
          <table:table-cell table:style-name="ACE-0x7f766a2dfb38" table:content-validation-name="VAL-0x7f766a0d5c10" office:value-type="string">
            <text:p>FIREFOX</text:p>
          </table:table-cell>
          <table:table-cell table:style-name="ACE-0x7f766a2dfc60" table:content-validation-name="VAL-0x7f766a11b810" office:value-type="boolean" office:boolean-value="false">
            <text:p>FALSE</text:p>
          </table:table-cell>
          <table:table-cell table:style-name="ACE-0x7f766a2dfd88" table:content-validation-name="VAL-0x7f766a160410" office:value-type="boolean" office:boolean-value="false">
            <text:p>FALSE</text:p>
          </table:table-cell>
          <table:table-cell table:style-name="ACE-0x7f766a2dfeb0" table:content-validation-name="VAL-0x7f766a18f810" office:value-type="boolean" office:boolean-value="false">
            <text:p>FALSE</text:p>
          </table:table-cell>
          <table:table-cell table:style-name="ACE-0x7f766a2dffd8" table:content-validation-name="VAL-0x7f766a1d5010" office:value-type="boolean" office:boolean-value="false">
            <text:p>FALSE</text:p>
          </table:table-cell>
          <table:table-cell table:style-name="ACE-0x7f766a2e0100" table:content-validation-name="VAL-0x7f766a219b10" office:value-type="boolean" office:boolean-value="false">
            <text:p>FALSE</text:p>
          </table:table-cell>
          <table:table-cell table:style-name="ACE-0x7f766a2e0228" table:content-validation-name="VAL-0x7f766a248410" office:value-type="float" office:value="1">
            <text:p>1</text:p>
          </table:table-cell>
          <table:table-cell table:style-name="ACE-0x7f766a2e0350" table:content-validation-name="VAL-0x7f766a28d710" office:value-type="float" office:value="1">
            <text:p>1</text:p>
          </table:table-cell>
          <table:table-cell table:style-name="ACE-0x7f7668b9c170" office:value-type="float" office:value="1">
            <text:p>1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14">
            <text:p>14</text:p>
          </table:table-cell>
          <table:table-cell table:style-name="ACE-0x7f766a2e0478" office:value-type="string">
            <text:p>TC_BackEndManageProduct</text:p>
          </table:table-cell>
          <table:table-cell table:style-name="ACE-0x7f766a2e05a0" table:content-validation-name="VAL-0x7f766a2bb810" office:value-type="string">
            <text:p>FIREFOX</text:p>
          </table:table-cell>
          <table:table-cell table:style-name="ACE-0x7f766a2e06c8" table:content-validation-name="VAL-0x7f7669179810" office:value-type="boolean" office:boolean-value="false">
            <text:p>FALSE</text:p>
          </table:table-cell>
          <table:table-cell table:style-name="ACE-0x7f766a2e07f0" table:content-validation-name="VAL-0x7f7669746010" office:value-type="boolean" office:boolean-value="false">
            <text:p>FALSE</text:p>
          </table:table-cell>
          <table:table-cell table:style-name="ACE-0x7f766a2e0918" table:content-validation-name="VAL-0x7f7668d21c10" office:value-type="boolean" office:boolean-value="false">
            <text:p>FALSE</text:p>
          </table:table-cell>
          <table:table-cell table:style-name="ACE-0x7f766a2e0a40" table:content-validation-name="VAL-0x7f7669749c10" office:value-type="boolean" office:boolean-value="false">
            <text:p>FALSE</text:p>
          </table:table-cell>
          <table:table-cell table:style-name="ACE-0x7f766a2e0b68" table:content-validation-name="VAL-0x7f766917d310" office:value-type="boolean" office:boolean-value="false">
            <text:p>FALSE</text:p>
          </table:table-cell>
          <table:table-cell table:style-name="ACE-0x7f766a2e0c90" table:content-validation-name="VAL-0x7f7668c67810" office:value-type="float" office:value="1">
            <text:p>1</text:p>
          </table:table-cell>
          <table:table-cell table:style-name="ACE-0x7f766a2e0db8" table:content-validation-name="VAL-0x7f766974f310" office:value-type="float" office:value="1">
            <text:p>1</text:p>
          </table:table-cell>
          <table:table-cell table:style-name="ACE-0x7f7668b9b4b8" office:value-type="float" office:value="2">
            <text:p>2</text:p>
          </table:table-cell>
          <table:table-cell table:number-rows-spanned="21" table:style-name="ACE-0x7f7668b9b5e0" office:value-type="string">
            <text:p>ShopClues_Catalog_AdminPanel_1-By-1 Add Product</text:p>
          </table:table-cell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5">
            <text:p>15</text:p>
          </table:table-cell>
          <table:table-cell table:style-name="ACE-0x7f766a2e0ee0" office:value-type="string">
            <text:p>TC_DeleteProduct</text:p>
          </table:table-cell>
          <table:table-cell table:style-name="ACE-0x7f766a2e1008" table:content-validation-name="VAL-0x7f7669180010" office:value-type="string">
            <text:p>FIREFOX</text:p>
          </table:table-cell>
          <table:table-cell table:style-name="ACE-0x7f766a2e1130" table:content-validation-name="VAL-0x7f7668d22b10" office:value-type="boolean" office:boolean-value="false">
            <text:p>FALSE</text:p>
          </table:table-cell>
          <table:table-cell table:style-name="ACE-0x7f766a2e1258" table:content-validation-name="VAL-0x7f7669755410" office:value-type="boolean" office:boolean-value="false">
            <text:p>FALSE</text:p>
          </table:table-cell>
          <table:table-cell table:style-name="ACE-0x7f766a2e1380" table:content-validation-name="VAL-0x7f7669183410" office:value-type="boolean" office:boolean-value="false">
            <text:p>FALSE</text:p>
          </table:table-cell>
          <table:table-cell table:style-name="ACE-0x7f766a2e14a8" table:content-validation-name="VAL-0x7f766975a410" office:value-type="boolean" office:boolean-value="false">
            <text:p>FALSE</text:p>
          </table:table-cell>
          <table:table-cell table:style-name="ACE-0x7f766a2e15d0" table:content-validation-name="VAL-0x7f766975bc10" office:value-type="boolean" office:boolean-value="false">
            <text:p>FALSE</text:p>
          </table:table-cell>
          <table:table-cell table:style-name="ACE-0x7f766a2e16f8" table:content-validation-name="VAL-0x7f766975d410" office:value-type="float" office:value="1">
            <text:p>1</text:p>
          </table:table-cell>
          <table:table-cell table:style-name="ACE-0x7f766a2e1820" table:content-validation-name="VAL-0x7f766975e3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6">
            <text:p>16</text:p>
          </table:table-cell>
          <table:table-cell table:style-name="ACE-0x7f766a2e0ee0" office:value-type="string">
            <text:p>TC_SortProduct</text:p>
          </table:table-cell>
          <table:table-cell table:style-name="ACE-0x7f766a2e1948" table:content-validation-name="VAL-0x7f766975fc10" office:value-type="string">
            <text:p>FIREFOX</text:p>
          </table:table-cell>
          <table:table-cell table:style-name="ACE-0x7f766a2e1a70" table:content-validation-name="VAL-0x7f7669761410" office:value-type="boolean" office:boolean-value="false">
            <text:p>FALSE</text:p>
          </table:table-cell>
          <table:table-cell table:style-name="ACE-0x7f766a2e1b98" table:content-validation-name="VAL-0x7f7669188810" office:value-type="boolean" office:boolean-value="false">
            <text:p>FALSE</text:p>
          </table:table-cell>
          <table:table-cell table:style-name="ACE-0x7f766a2e1cc0" table:content-validation-name="VAL-0x7f7669764f10" office:value-type="boolean" office:boolean-value="false">
            <text:p>FALSE</text:p>
          </table:table-cell>
          <table:table-cell table:style-name="ACE-0x7f766a2e1de8" table:content-validation-name="VAL-0x7f7668e9c810" office:value-type="boolean" office:boolean-value="false">
            <text:p>FALSE</text:p>
          </table:table-cell>
          <table:table-cell table:style-name="ACE-0x7f766a2e1f10" table:content-validation-name="VAL-0x7f7669769810" office:value-type="boolean" office:boolean-value="false">
            <text:p>FALSE</text:p>
          </table:table-cell>
          <table:table-cell table:style-name="ACE-0x7f766a2e2038" table:content-validation-name="VAL-0x7f766976b010" office:value-type="float" office:value="1">
            <text:p>1</text:p>
          </table:table-cell>
          <table:table-cell table:style-name="ACE-0x7f766a2e2160" table:content-validation-name="VAL-0x7f7668e9dc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7">
            <text:p>17</text:p>
          </table:table-cell>
          <table:table-cell table:style-name="ACE-0x7f766a2e0ee0" office:value-type="string">
            <text:p>TC_ViewAll</text:p>
          </table:table-cell>
          <table:table-cell table:style-name="ACE-0x7f766a2e2288" table:content-validation-name="VAL-0x7f766918ef10" office:value-type="string">
            <text:p>FIREFOX</text:p>
          </table:table-cell>
          <table:table-cell table:style-name="ACE-0x7f766a2e23b0" table:content-validation-name="VAL-0x7f7668bdce10" office:value-type="boolean" office:boolean-value="false">
            <text:p>FALSE</text:p>
          </table:table-cell>
          <table:table-cell table:style-name="ACE-0x7f766a2e24d8" table:content-validation-name="VAL-0x7f7669773010" office:value-type="boolean" office:boolean-value="false">
            <text:p>FALSE</text:p>
          </table:table-cell>
          <table:table-cell table:style-name="ACE-0x7f766a2e2600" table:content-validation-name="VAL-0x7f7669192010" office:value-type="boolean" office:boolean-value="false">
            <text:p>FALSE</text:p>
          </table:table-cell>
          <table:table-cell table:style-name="ACE-0x7f766a2e2728" table:content-validation-name="VAL-0x7f7669777010" office:value-type="boolean" office:boolean-value="false">
            <text:p>FALSE</text:p>
          </table:table-cell>
          <table:table-cell table:style-name="ACE-0x7f766a2e2850" table:content-validation-name="VAL-0x7f7668ea0c10" office:value-type="boolean" office:boolean-value="false">
            <text:p>FALSE</text:p>
          </table:table-cell>
          <table:table-cell table:style-name="ACE-0x7f766a2e5208" table:content-validation-name="VAL-0x7f7669194810" office:value-type="float" office:value="1">
            <text:p>1</text:p>
          </table:table-cell>
          <table:table-cell table:style-name="ACE-0x7f766a2e5330" table:content-validation-name="VAL-0x7f766977c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8">
            <text:p>18</text:p>
          </table:table-cell>
          <table:table-cell table:style-name="ACE-0x7f766a2e0ee0" office:value-type="string">
            <text:p>TC_VerifyProductTable</text:p>
          </table:table-cell>
          <table:table-cell table:style-name="ACE-0x7f766a2e5458" table:content-validation-name="VAL-0x7f766977e010" office:value-type="string">
            <text:p>FIREFOX</text:p>
          </table:table-cell>
          <table:table-cell table:style-name="ACE-0x7f766a2e5580" table:content-validation-name="VAL-0x7f766977f410" office:value-type="boolean" office:boolean-value="false">
            <text:p>FALSE</text:p>
          </table:table-cell>
          <table:table-cell table:style-name="ACE-0x7f766a2e56a8" table:content-validation-name="VAL-0x7f7668d28c10" office:value-type="boolean" office:boolean-value="false">
            <text:p>FALSE</text:p>
          </table:table-cell>
          <table:table-cell table:style-name="ACE-0x7f766a2e57d0" table:content-validation-name="VAL-0x7f7669783810" office:value-type="boolean" office:boolean-value="false">
            <text:p>FALSE</text:p>
          </table:table-cell>
          <table:table-cell table:style-name="ACE-0x7f766a2e58f8" table:content-validation-name="VAL-0x7f7669199f10" office:value-type="boolean" office:boolean-value="false">
            <text:p>FALSE</text:p>
          </table:table-cell>
          <table:table-cell table:style-name="ACE-0x7f766a2e5a20" table:content-validation-name="VAL-0x7f7669789010" office:value-type="boolean" office:boolean-value="false">
            <text:p>FALSE</text:p>
          </table:table-cell>
          <table:table-cell table:style-name="ACE-0x7f766a2e5b48" table:content-validation-name="VAL-0x7f7669789f10" office:value-type="float" office:value="1">
            <text:p>1</text:p>
          </table:table-cell>
          <table:table-cell table:style-name="ACE-0x7f766a2e5c70" table:content-validation-name="VAL-0x7f766978b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19">
            <text:p>19</text:p>
          </table:table-cell>
          <table:table-cell table:style-name="ACE-0x7f766a2e0ee0" office:value-type="string">
            <text:p>TC_GoToPage</text:p>
          </table:table-cell>
          <table:table-cell table:style-name="ACE-0x7f766a2e5d98" table:content-validation-name="VAL-0x7f766978cc10" office:value-type="string">
            <text:p>FIREFOX</text:p>
          </table:table-cell>
          <table:table-cell table:style-name="ACE-0x7f766a2e5ec0" table:content-validation-name="VAL-0x7f766978e410" office:value-type="boolean" office:boolean-value="false">
            <text:p>FALSE</text:p>
          </table:table-cell>
          <table:table-cell table:style-name="ACE-0x7f766a2e5fe8" table:content-validation-name="VAL-0x7f7668ea6410" office:value-type="boolean" office:boolean-value="false">
            <text:p>FALSE</text:p>
          </table:table-cell>
          <table:table-cell table:style-name="ACE-0x7f766a2e6110" table:content-validation-name="VAL-0x7f7669792410" office:value-type="boolean" office:boolean-value="false">
            <text:p>FALSE</text:p>
          </table:table-cell>
          <table:table-cell table:style-name="ACE-0x7f766a2e6238" table:content-validation-name="VAL-0x7f76691a0b10" office:value-type="boolean" office:boolean-value="false">
            <text:p>FALSE</text:p>
          </table:table-cell>
          <table:table-cell table:style-name="ACE-0x7f766a2e6360" table:content-validation-name="VAL-0x7f7669796810" office:value-type="boolean" office:boolean-value="false">
            <text:p>FALSE</text:p>
          </table:table-cell>
          <table:table-cell table:style-name="ACE-0x7f766a2e6488" table:content-validation-name="VAL-0x7f7669797710" office:value-type="float" office:value="1">
            <text:p>1</text:p>
          </table:table-cell>
          <table:table-cell table:style-name="ACE-0x7f766a2e65b0" table:content-validation-name="VAL-0x7f7669799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a2e66d8" office:value-type="float" office:value="23">
            <text:p>23</text:p>
          </table:table-cell>
          <table:table-cell table:style-name="ACE-0x7f766a2e0ee0" office:value-type="string">
            <text:p>TC_BackEndManageProduct_VerifyEditFields</text:p>
          </table:table-cell>
          <table:table-cell table:style-name="ACE-0x7f766a2e6800" table:content-validation-name="VAL-0x7f7668ea9510" office:value-type="string">
            <text:p>FIREFOX</text:p>
          </table:table-cell>
          <table:table-cell table:style-name="ACE-0x7f766a2e6928" table:content-validation-name="VAL-0x7f766979e710" office:value-type="boolean" office:boolean-value="false">
            <text:p>FALSE</text:p>
          </table:table-cell>
          <table:table-cell table:style-name="ACE-0x7f766a2e6a50" table:content-validation-name="VAL-0x7f766979fa10" office:value-type="boolean" office:boolean-value="false">
            <text:p>FALSE</text:p>
          </table:table-cell>
          <table:table-cell table:style-name="ACE-0x7f766a2e6b78" table:content-validation-name="VAL-0x7f7668eab010" office:value-type="boolean" office:boolean-value="false">
            <text:p>FALSE</text:p>
          </table:table-cell>
          <table:table-cell table:style-name="ACE-0x7f766a2e6ca0" table:content-validation-name="VAL-0x7f76697a4010" office:value-type="boolean" office:boolean-value="false">
            <text:p>FALSE</text:p>
          </table:table-cell>
          <table:table-cell table:style-name="ACE-0x7f766a2e6dc8" table:content-validation-name="VAL-0x7f76691aa810" office:value-type="boolean" office:boolean-value="false">
            <text:p>FALSE</text:p>
          </table:table-cell>
          <table:table-cell table:style-name="ACE-0x7f766a2e6ef0" table:content-validation-name="VAL-0x7f76697a8010" office:value-type="float" office:value="1">
            <text:p>1</text:p>
          </table:table-cell>
          <table:table-cell table:style-name="ACE-0x7f766a2e7018" table:content-validation-name="VAL-0x7f76697a9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4">
            <text:p>24</text:p>
          </table:table-cell>
          <table:table-cell table:style-name="ACE-0x7f766a2e0ee0" office:value-type="string">
            <text:p>TC_BackEndManageProduct_EditFields</text:p>
          </table:table-cell>
          <table:table-cell table:style-name="ACE-0x7f766a2e7140" table:content-validation-name="VAL-0x7f76697aac10" office:value-type="string">
            <text:p>FIREFOX</text:p>
          </table:table-cell>
          <table:table-cell table:style-name="ACE-0x7f766a2e7268" table:content-validation-name="VAL-0x7f76697ac410" office:value-type="boolean" office:boolean-value="false">
            <text:p>FALSE</text:p>
          </table:table-cell>
          <table:table-cell table:style-name="ACE-0x7f766a2e7390" table:content-validation-name="VAL-0x7f76697ad710" office:value-type="boolean" office:boolean-value="false">
            <text:p>FALSE</text:p>
          </table:table-cell>
          <table:table-cell table:style-name="ACE-0x7f766a2e74b8" table:content-validation-name="VAL-0x7f7668d2e410" office:value-type="boolean" office:boolean-value="false">
            <text:p>FALSE</text:p>
          </table:table-cell>
          <table:table-cell table:style-name="ACE-0x7f766a2e75e0" table:content-validation-name="VAL-0x7f76697b1c10" office:value-type="boolean" office:boolean-value="false">
            <text:p>FALSE</text:p>
          </table:table-cell>
          <table:table-cell table:style-name="ACE-0x7f766a2e7708" table:content-validation-name="VAL-0x7f76697b3410" office:value-type="boolean" office:boolean-value="false">
            <text:p>FALSE</text:p>
          </table:table-cell>
          <table:table-cell table:style-name="ACE-0x7f766a2e7830" table:content-validation-name="VAL-0x7f76697b5510" office:value-type="float" office:value="1">
            <text:p>1</text:p>
          </table:table-cell>
          <table:table-cell table:style-name="ACE-0x7f766a2e7958" table:content-validation-name="VAL-0x7f76691b2c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5">
            <text:p>25</text:p>
          </table:table-cell>
          <table:table-cell table:style-name="ACE-0x7f766a2e0ee0" office:value-type="string">
            <text:p>TC_BackEndManageProduct_EditFields_Highlight</text:p>
          </table:table-cell>
          <table:table-cell table:style-name="ACE-0x7f766a2e7a80" table:content-validation-name="VAL-0x7f76697b9c10" office:value-type="string">
            <text:p>FIREFOX</text:p>
          </table:table-cell>
          <table:table-cell table:style-name="ACE-0x7f766a2e7ba8" table:content-validation-name="VAL-0x7f7668d2fc10" office:value-type="boolean" office:boolean-value="false">
            <text:p>FALSE</text:p>
          </table:table-cell>
          <table:table-cell table:style-name="ACE-0x7f766a2e7cd0" table:content-validation-name="VAL-0x7f76697bd810" office:value-type="boolean" office:boolean-value="false">
            <text:p>FALSE</text:p>
          </table:table-cell>
          <table:table-cell table:style-name="ACE-0x7f766a2e7df8" table:content-validation-name="VAL-0x7f76691b6710" office:value-type="boolean" office:boolean-value="false">
            <text:p>FALSE</text:p>
          </table:table-cell>
          <table:table-cell table:style-name="ACE-0x7f766a2e7f20" table:content-validation-name="VAL-0x7f7668c6e410" office:value-type="boolean" office:boolean-value="false">
            <text:p>FALSE</text:p>
          </table:table-cell>
          <table:table-cell table:style-name="ACE-0x7f766a2e8048" table:content-validation-name="VAL-0x7f76697c2e10" office:value-type="boolean" office:boolean-value="false">
            <text:p>FALSE</text:p>
          </table:table-cell>
          <table:table-cell table:style-name="ACE-0x7f766a2e8170" table:content-validation-name="VAL-0x7f76697c4810" office:value-type="float" office:value="1">
            <text:p>1</text:p>
          </table:table-cell>
          <table:table-cell table:style-name="ACE-0x7f766a2e8298" table:content-validation-name="VAL-0x7f76697c5c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6">
            <text:p>26</text:p>
          </table:table-cell>
          <table:table-cell table:style-name="ACE-0x7f766a2e0ee0" office:value-type="string">
            <text:p>TC_BackEndManageProduct_VerifyCategoryLink</text:p>
          </table:table-cell>
          <table:table-cell table:style-name="ACE-0x7f766a2e83c0" table:content-validation-name="VAL-0x7f766a2eb820" office:value-type="string">
            <text:p>FIREFOX</text:p>
          </table:table-cell>
          <table:table-cell table:style-name="ACE-0x7f766a2e84e8" table:content-validation-name="VAL-0x7f76697c7410" office:value-type="boolean" office:boolean-value="false">
            <text:p>FALSE</text:p>
          </table:table-cell>
          <table:table-cell table:style-name="ACE-0x7f766a2e8610" table:content-validation-name="VAL-0x7f7668eb4c10" office:value-type="boolean" office:boolean-value="false">
            <text:p>FALSE</text:p>
          </table:table-cell>
          <table:table-cell table:style-name="ACE-0x7f766a2e8738" table:content-validation-name="VAL-0x7f76697cc210" office:value-type="boolean" office:boolean-value="false">
            <text:p>FALSE</text:p>
          </table:table-cell>
          <table:table-cell table:style-name="ACE-0x7f766a2e8860" table:content-validation-name="VAL-0x7f76691be510" office:value-type="boolean" office:boolean-value="false">
            <text:p>FALSE</text:p>
          </table:table-cell>
          <table:table-cell table:style-name="ACE-0x7f766a2e8988" table:content-validation-name="VAL-0x7f76697d0c10" office:value-type="boolean" office:boolean-value="false">
            <text:p>FALSE</text:p>
          </table:table-cell>
          <table:table-cell table:style-name="ACE-0x7f766a2e8ab0" table:content-validation-name="VAL-0x7f7668d32010" office:value-type="float" office:value="1">
            <text:p>1</text:p>
          </table:table-cell>
          <table:table-cell table:style-name="ACE-0x7f766a2e8bd8" table:content-validation-name="VAL-0x7f76691c1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7">
            <text:p>27</text:p>
          </table:table-cell>
          <table:table-cell table:style-name="ACE-0x7f766a2e0ee0" office:value-type="string">
            <text:p>TC_BackEndManageProduct_VerifyCategoryPopUp</text:p>
          </table:table-cell>
          <table:table-cell table:style-name="ACE-0x7f766a2e8d00" table:content-validation-name="VAL-0x7f7668eb7310" office:value-type="string">
            <text:p>FIREFOX</text:p>
          </table:table-cell>
          <table:table-cell table:style-name="ACE-0x7f766a2e8e28" table:content-validation-name="VAL-0x7f76697d7c10" office:value-type="boolean" office:boolean-value="false">
            <text:p>FALSE</text:p>
          </table:table-cell>
          <table:table-cell table:style-name="ACE-0x7f766a2e8f50" table:content-validation-name="VAL-0x7f76691c4410" office:value-type="boolean" office:boolean-value="false">
            <text:p>FALSE</text:p>
          </table:table-cell>
          <table:table-cell table:style-name="ACE-0x7f766a2ec058" table:content-validation-name="VAL-0x7f76697db810" office:value-type="boolean" office:boolean-value="false">
            <text:p>FALSE</text:p>
          </table:table-cell>
          <table:table-cell table:style-name="ACE-0x7f766a2ec180" table:content-validation-name="VAL-0x7f76697dd010" office:value-type="boolean" office:boolean-value="false">
            <text:p>FALSE</text:p>
          </table:table-cell>
          <table:table-cell table:style-name="ACE-0x7f766a2ec2a8" table:content-validation-name="VAL-0x7f76691c6c10" office:value-type="boolean" office:boolean-value="false">
            <text:p>FALSE</text:p>
          </table:table-cell>
          <table:table-cell table:style-name="ACE-0x7f766a2ec3d0" table:content-validation-name="VAL-0x7f7668eba410" office:value-type="float" office:value="1">
            <text:p>1</text:p>
          </table:table-cell>
          <table:table-cell table:style-name="ACE-0x7f766a2ec4f8" table:content-validation-name="VAL-0x7f76691c8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8">
            <text:p>28</text:p>
          </table:table-cell>
          <table:table-cell table:style-name="ACE-0x7f766a2e0ee0" office:value-type="string">
            <text:p>TC_BackEndManageProduct_VerifyCategoryPopUpButtons</text:p>
          </table:table-cell>
          <table:table-cell table:style-name="ACE-0x7f766a2ec620" table:content-validation-name="VAL-0x7f7668c0f310" office:value-type="string">
            <text:p>FIREFOX</text:p>
          </table:table-cell>
          <table:table-cell table:style-name="ACE-0x7f766a2ec748" table:content-validation-name="VAL-0x7f76691c9c10" office:value-type="boolean" office:boolean-value="false">
            <text:p>FALSE</text:p>
          </table:table-cell>
          <table:table-cell table:style-name="ACE-0x7f766a2ec870" table:content-validation-name="VAL-0x7f76697e7710" office:value-type="boolean" office:boolean-value="false">
            <text:p>FALSE</text:p>
          </table:table-cell>
          <table:table-cell table:style-name="ACE-0x7f766a2ec998" table:content-validation-name="VAL-0x7f7668d35010" office:value-type="boolean" office:boolean-value="false">
            <text:p>FALSE</text:p>
          </table:table-cell>
          <table:table-cell table:style-name="ACE-0x7f766a2ecac0" table:content-validation-name="VAL-0x7f76697ec010" office:value-type="boolean" office:boolean-value="false">
            <text:p>FALSE</text:p>
          </table:table-cell>
          <table:table-cell table:style-name="ACE-0x7f766a2ecbe8" table:content-validation-name="VAL-0x7f76691cd810" office:value-type="boolean" office:boolean-value="false">
            <text:p>FALSE</text:p>
          </table:table-cell>
          <table:table-cell table:style-name="ACE-0x7f766a2ecd10" table:content-validation-name="VAL-0x7f7668c71410" office:value-type="float" office:value="1">
            <text:p>1</text:p>
          </table:table-cell>
          <table:table-cell table:style-name="ACE-0x7f766a2ece38" table:content-validation-name="VAL-0x7f76691cf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9">
            <text:p>29</text:p>
          </table:table-cell>
          <table:table-cell table:style-name="ACE-0x7f766a2e0ee0" office:value-type="string">
            <text:p>TC_BackEndManageProduct_VerifyCancelLinkFunctionality</text:p>
          </table:table-cell>
          <table:table-cell table:style-name="ACE-0x7f766a2ecf60" table:content-validation-name="VAL-0x7f7668ebdf10" office:value-type="string">
            <text:p>FIREFOX</text:p>
          </table:table-cell>
          <table:table-cell table:style-name="ACE-0x7f766a2ed088" table:content-validation-name="VAL-0x7f76691d0810" office:value-type="boolean" office:boolean-value="false">
            <text:p>FALSE</text:p>
          </table:table-cell>
          <table:table-cell table:style-name="ACE-0x7f766a2ed1b0" table:content-validation-name="VAL-0x7f76697f5710" office:value-type="boolean" office:boolean-value="false">
            <text:p>FALSE</text:p>
          </table:table-cell>
          <table:table-cell table:style-name="ACE-0x7f766a2ed2d8" table:content-validation-name="VAL-0x7f7668ec0a10" office:value-type="boolean" office:boolean-value="false">
            <text:p>FALSE</text:p>
          </table:table-cell>
          <table:table-cell table:style-name="ACE-0x7f766a2ed400" table:content-validation-name="VAL-0x7f76697faf10" office:value-type="boolean" office:boolean-value="false">
            <text:p>FALSE</text:p>
          </table:table-cell>
          <table:table-cell table:style-name="ACE-0x7f766a2ed528" table:content-validation-name="VAL-0x7f76691d5810" office:value-type="boolean" office:boolean-value="false">
            <text:p>FALSE</text:p>
          </table:table-cell>
          <table:table-cell table:style-name="ACE-0x7f766a2ed650" table:content-validation-name="VAL-0x7f7668ec2410" office:value-type="float" office:value="1">
            <text:p>1</text:p>
          </table:table-cell>
          <table:table-cell table:style-name="ACE-0x7f766a2ed778" table:content-validation-name="VAL-0x7f7669800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0">
            <text:p>30</text:p>
          </table:table-cell>
          <table:table-cell table:style-name="ACE-0x7f766a2e0ee0" office:value-type="string">
            <text:p>TC_BackEndManageProduct_VerifyErrorPopUp</text:p>
          </table:table-cell>
          <table:table-cell table:style-name="ACE-0x7f766a2ed8a0" table:content-validation-name="VAL-0x7f76691d8410" office:value-type="string">
            <text:p>FIREFOX</text:p>
          </table:table-cell>
          <table:table-cell table:style-name="ACE-0x7f766a2ed9c8" table:content-validation-name="VAL-0x7f7669804110" office:value-type="boolean" office:boolean-value="false">
            <text:p>FALSE</text:p>
          </table:table-cell>
          <table:table-cell table:style-name="ACE-0x7f766a2edaf0" table:content-validation-name="VAL-0x7f7668c72810" office:value-type="boolean" office:boolean-value="false">
            <text:p>FALSE</text:p>
          </table:table-cell>
          <table:table-cell table:style-name="ACE-0x7f766a2edc18" table:content-validation-name="VAL-0x7f7669808810" office:value-type="boolean" office:boolean-value="false">
            <text:p>FALSE</text:p>
          </table:table-cell>
          <table:table-cell table:style-name="ACE-0x7f766a2edd40" table:content-validation-name="VAL-0x7f76691dc410" office:value-type="boolean" office:boolean-value="false">
            <text:p>FALSE</text:p>
          </table:table-cell>
          <table:table-cell table:style-name="ACE-0x7f766a2ede68" table:content-validation-name="VAL-0x7f766980c410" office:value-type="boolean" office:boolean-value="false">
            <text:p>FALSE</text:p>
          </table:table-cell>
          <table:table-cell table:style-name="ACE-0x7f766a2edf90" table:content-validation-name="VAL-0x7f766980dc10" office:value-type="float" office:value="1">
            <text:p>1</text:p>
          </table:table-cell>
          <table:table-cell table:style-name="ACE-0x7f766a2ee0b8" table:content-validation-name="VAL-0x7f766980f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1">
            <text:p>31</text:p>
          </table:table-cell>
          <table:table-cell table:style-name="ACE-0x7f766a2e0ee0" office:value-type="string">
            <text:p>TC_BackEndManageProduct_VerifyCategoriesCount</text:p>
          </table:table-cell>
          <table:table-cell table:style-name="ACE-0x7f766a2ee1e0" table:content-validation-name="VAL-0x7f7668c10c10" office:value-type="string">
            <text:p>FIREFOX</text:p>
          </table:table-cell>
          <table:table-cell table:style-name="ACE-0x7f766a2ee308" table:content-validation-name="VAL-0x7f7669814410" office:value-type="boolean" office:boolean-value="false">
            <text:p>FALSE</text:p>
          </table:table-cell>
          <table:table-cell table:style-name="ACE-0x7f766a2ee430" table:content-validation-name="VAL-0x7f76691e1710" office:value-type="boolean" office:boolean-value="false">
            <text:p>FALSE</text:p>
          </table:table-cell>
          <table:table-cell table:style-name="ACE-0x7f766a2ee558" table:content-validation-name="VAL-0x7f7669818810" office:value-type="boolean" office:boolean-value="false">
            <text:p>FALSE</text:p>
          </table:table-cell>
          <table:table-cell table:style-name="ACE-0x7f766a2ee680" table:content-validation-name="VAL-0x7f7668ec9010" office:value-type="boolean" office:boolean-value="false">
            <text:p>FALSE</text:p>
          </table:table-cell>
          <table:table-cell table:style-name="ACE-0x7f766a2ee7a8" table:content-validation-name="VAL-0x7f766981c810" office:value-type="boolean" office:boolean-value="false">
            <text:p>FALSE</text:p>
          </table:table-cell>
          <table:table-cell table:style-name="ACE-0x7f766a2ee8d0" table:content-validation-name="VAL-0x7f76691e6010" office:value-type="float" office:value="1">
            <text:p>1</text:p>
          </table:table-cell>
          <table:table-cell table:style-name="ACE-0x7f766a2ee9f8" table:content-validation-name="VAL-0x7f7668eca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2">
            <text:p>32</text:p>
          </table:table-cell>
          <table:table-cell table:style-name="ACE-0x7f766a2e0ee0" office:value-type="string">
            <text:p>TC_BackEndManageProduct_SelectCategory</text:p>
          </table:table-cell>
          <table:table-cell table:style-name="ACE-0x7f766a2eeb20" table:content-validation-name="VAL-0x7f76691e7810" office:value-type="string">
            <text:p>FIREFOX</text:p>
          </table:table-cell>
          <table:table-cell table:style-name="ACE-0x7f766a2eec48" table:content-validation-name="VAL-0x7f7668d3cc10" office:value-type="boolean" office:boolean-value="false">
            <text:p>FALSE</text:p>
          </table:table-cell>
          <table:table-cell table:style-name="ACE-0x7f766a2eed70" table:content-validation-name="VAL-0x7f76691e8710" office:value-type="boolean" office:boolean-value="false">
            <text:p>FALSE</text:p>
          </table:table-cell>
          <table:table-cell table:style-name="ACE-0x7f766a2eee98" table:content-validation-name="VAL-0x7f7669826410" office:value-type="boolean" office:boolean-value="false">
            <text:p>FALSE</text:p>
          </table:table-cell>
          <table:table-cell table:style-name="ACE-0x7f766a2eefc0" table:content-validation-name="VAL-0x7f7668bdfc10" office:value-type="boolean" office:boolean-value="false">
            <text:p>FALSE</text:p>
          </table:table-cell>
          <table:table-cell table:style-name="ACE-0x7f766a2ef0e8" table:content-validation-name="VAL-0x7f76691ec810" office:value-type="boolean" office:boolean-value="false">
            <text:p>FALSE</text:p>
          </table:table-cell>
          <table:table-cell table:style-name="ACE-0x7f766a2ef210" table:content-validation-name="VAL-0x7f766982cc10" office:value-type="float" office:value="1">
            <text:p>1</text:p>
          </table:table-cell>
          <table:table-cell table:style-name="ACE-0x7f766a2ef338" table:content-validation-name="VAL-0x7f766982e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3">
            <text:p>33</text:p>
          </table:table-cell>
          <table:table-cell table:style-name="ACE-0x7f766a2e0ee0" office:value-type="string">
            <text:p>TC_BackEndManageProduct_SelectByCategoryButton</text:p>
          </table:table-cell>
          <table:table-cell table:style-name="ACE-0x7f766a2ef460" table:content-validation-name="VAL-0x7f76691ef810" office:value-type="string">
            <text:p>FIREFOX</text:p>
          </table:table-cell>
          <table:table-cell table:style-name="ACE-0x7f766a2ef588" table:content-validation-name="VAL-0x7f7669832410" office:value-type="boolean" office:boolean-value="false">
            <text:p>FALSE</text:p>
          </table:table-cell>
          <table:table-cell table:style-name="ACE-0x7f766a2ef6b0" table:content-validation-name="VAL-0x7f7669833c10" office:value-type="boolean" office:boolean-value="false">
            <text:p>FALSE</text:p>
          </table:table-cell>
          <table:table-cell table:style-name="ACE-0x7f766a2ef7d8" table:content-validation-name="VAL-0x7f76691f2010" office:value-type="boolean" office:boolean-value="false">
            <text:p>FALSE</text:p>
          </table:table-cell>
          <table:table-cell table:style-name="ACE-0x7f766a2ef900" table:content-validation-name="VAL-0x7f7669837810" office:value-type="boolean" office:boolean-value="false">
            <text:p>FALSE</text:p>
          </table:table-cell>
          <table:table-cell table:style-name="ACE-0x7f766a2efa28" table:content-validation-name="VAL-0x7f7668d3f210" office:value-type="boolean" office:boolean-value="false">
            <text:p>FALSE</text:p>
          </table:table-cell>
          <table:table-cell table:style-name="ACE-0x7f766a2efb50" table:content-validation-name="VAL-0x7f76691f5010" office:value-type="float" office:value="1">
            <text:p>1</text:p>
          </table:table-cell>
          <table:table-cell table:style-name="ACE-0x7f766a2efc78" table:content-validation-name="VAL-0x7f7668ed1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4">
            <text:p>34</text:p>
          </table:table-cell>
          <table:table-cell table:style-name="ACE-0x7f766a2e0ee0" office:value-type="string">
            <text:p>TC_BackEndManageProduct_VerifyAddCategoryCancel</text:p>
          </table:table-cell>
          <table:table-cell table:style-name="ACE-0x7f766a2efda0" table:content-validation-name="VAL-0x7f766983fb10" office:value-type="string">
            <text:p>FIREFOX</text:p>
          </table:table-cell>
          <table:table-cell table:style-name="ACE-0x7f766a2f2c28" table:content-validation-name="VAL-0x7f76691f7710" office:value-type="boolean" office:boolean-value="false">
            <text:p>FALSE</text:p>
          </table:table-cell>
          <table:table-cell table:style-name="ACE-0x7f766a2f2d50" table:content-validation-name="VAL-0x7f7668ed2c10" office:value-type="boolean" office:boolean-value="false">
            <text:p>FALSE</text:p>
          </table:table-cell>
          <table:table-cell table:style-name="ACE-0x7f766a2f2e78" table:content-validation-name="VAL-0x7f7669845310" office:value-type="boolean" office:boolean-value="false">
            <text:p>FALSE</text:p>
          </table:table-cell>
          <table:table-cell table:style-name="ACE-0x7f766a2f2fa0" table:content-validation-name="VAL-0x7f76691fa810" office:value-type="boolean" office:boolean-value="false">
            <text:p>FALSE</text:p>
          </table:table-cell>
          <table:table-cell table:style-name="ACE-0x7f766a2f30c8" table:content-validation-name="VAL-0x7f7668ed3b10" office:value-type="boolean" office:boolean-value="false">
            <text:p>FALSE</text:p>
          </table:table-cell>
          <table:table-cell table:style-name="ACE-0x7f766a2f31f0" table:content-validation-name="VAL-0x7f766984b010" office:value-type="float" office:value="1">
            <text:p>1</text:p>
          </table:table-cell>
          <table:table-cell table:style-name="ACE-0x7f766a2f3318" table:content-validation-name="VAL-0x7f76691fd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5">
            <text:p>35</text:p>
          </table:table-cell>
          <table:table-cell table:style-name="ACE-0x7f766a2e0ee0" office:value-type="string">
            <text:p>TC_BackEndManageProduct_DeleteAddedCategory</text:p>
          </table:table-cell>
          <table:table-cell table:style-name="ACE-0x7f766a2f3440" table:content-validation-name="VAL-0x7f766a2e4c20" office:value-type="string">
            <text:p>FIREFOX</text:p>
          </table:table-cell>
          <table:table-cell table:style-name="ACE-0x7f766a2f3568" table:content-validation-name="VAL-0x7f7668ed5810" office:value-type="boolean" office:boolean-value="false">
            <text:p>FALSE</text:p>
          </table:table-cell>
          <table:table-cell table:style-name="ACE-0x7f766a2f3690" table:content-validation-name="VAL-0x7f7669850810" office:value-type="boolean" office:boolean-value="false">
            <text:p>FALSE</text:p>
          </table:table-cell>
          <table:table-cell table:style-name="ACE-0x7f766a2f37b8" table:content-validation-name="VAL-0x7f7669200010" office:value-type="boolean" office:boolean-value="false">
            <text:p>FALSE</text:p>
          </table:table-cell>
          <table:table-cell table:style-name="ACE-0x7f766a2f38e0" table:content-validation-name="VAL-0x7f7669854810" office:value-type="boolean" office:boolean-value="false">
            <text:p>FALSE</text:p>
          </table:table-cell>
          <table:table-cell table:style-name="ACE-0x7f766a2f3a08" table:content-validation-name="VAL-0x7f7668bc7210" office:value-type="boolean" office:boolean-value="false">
            <text:p>FALSE</text:p>
          </table:table-cell>
          <table:table-cell table:style-name="ACE-0x7f766a2f3b30" table:content-validation-name="VAL-0x7f7669203c10" office:value-type="float" office:value="1">
            <text:p>1</text:p>
          </table:table-cell>
          <table:table-cell table:style-name="ACE-0x7f766a2f3c58" table:content-validation-name="VAL-0x7f7668ed9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6">
            <text:p>36</text:p>
          </table:table-cell>
          <table:table-cell table:style-name="ACE-0x7f766a2e0ee0" office:value-type="string">
            <text:p>TC_BackEndManageProduct_AddAllCategories</text:p>
          </table:table-cell>
          <table:table-cell table:style-name="ACE-0x7f766a2f3d80" table:content-validation-name="VAL-0x7f766985c810" office:value-type="string">
            <text:p>FIREFOX</text:p>
          </table:table-cell>
          <table:table-cell table:style-name="ACE-0x7f766a2f3ea8" table:content-validation-name="VAL-0x7f7669206710" office:value-type="boolean" office:boolean-value="false">
            <text:p>FALSE</text:p>
          </table:table-cell>
          <table:table-cell table:style-name="ACE-0x7f766a2f3fd0" table:content-validation-name="VAL-0x7f7669860c10" office:value-type="boolean" office:boolean-value="false">
            <text:p>FALSE</text:p>
          </table:table-cell>
          <table:table-cell table:style-name="ACE-0x7f766a2f40f8" table:content-validation-name="VAL-0x7f7668c78010" office:value-type="boolean" office:boolean-value="false">
            <text:p>FALSE</text:p>
          </table:table-cell>
          <table:table-cell table:style-name="ACE-0x7f766a2f4220" table:content-validation-name="VAL-0x7f7669864c10" office:value-type="boolean" office:boolean-value="false">
            <text:p>FALSE</text:p>
          </table:table-cell>
          <table:table-cell table:style-name="ACE-0x7f766a2f4348" table:content-validation-name="VAL-0x7f766920ac10" office:value-type="boolean" office:boolean-value="false">
            <text:p>FALSE</text:p>
          </table:table-cell>
          <table:table-cell table:style-name="ACE-0x7f766a2f4470" table:content-validation-name="VAL-0x7f7669868710" office:value-type="float" office:value="1">
            <text:p>1</text:p>
          </table:table-cell>
          <table:table-cell table:style-name="ACE-0x7f766a2f4598" table:content-validation-name="VAL-0x7f766986a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>
          <table:table-cell table:style-name="ACE-0x7f7668b9a928" office:value-type="float" office:value="40">
            <text:p>40</text:p>
          </table:table-cell>
          <table:table-cell table:style-name="ACE-0x7f766a2e0ee0" office:value-type="string">
            <text:p>TC_BackEndManageProduct_VerifyEditFields</text:p>
          </table:table-cell>
          <table:table-cell table:style-name="ACE-0x7f766a2f46c0" table:content-validation-name="VAL-0x7f766920d210" office:value-type="string">
            <text:p>FIREFOX</text:p>
          </table:table-cell>
          <table:table-cell table:style-name="ACE-0x7f766a2f47e8" table:content-validation-name="VAL-0x7f7668c13c10" office:value-type="boolean" office:boolean-value="false">
            <text:p>FALSE</text:p>
          </table:table-cell>
          <table:table-cell table:style-name="ACE-0x7f766a2f4910" table:content-validation-name="VAL-0x7f7669870b10" office:value-type="boolean" office:boolean-value="false">
            <text:p>FALSE</text:p>
          </table:table-cell>
          <table:table-cell table:style-name="ACE-0x7f766a2f4a38" table:content-validation-name="VAL-0x7f7669210410" office:value-type="boolean" office:boolean-value="false">
            <text:p>FALSE</text:p>
          </table:table-cell>
          <table:table-cell table:style-name="ACE-0x7f766a2f4b60" table:content-validation-name="VAL-0x7f7669875010" office:value-type="boolean" office:boolean-value="false">
            <text:p>FALSE</text:p>
          </table:table-cell>
          <table:table-cell table:style-name="ACE-0x7f766a2f4c88" table:content-validation-name="VAL-0x7f7668ee0410" office:value-type="boolean" office:boolean-value="false">
            <text:p>FALSE</text:p>
          </table:table-cell>
          <table:table-cell table:style-name="ACE-0x7f766a2f4db0" table:content-validation-name="VAL-0x7f7669213010" office:value-type="float" office:value="1">
            <text:p>1</text:p>
          </table:table-cell>
          <table:table-cell table:style-name="ACE-0x7f766a2f4ed8" table:content-validation-name="VAL-0x7f7668c79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0">
            <text:p>20</text:p>
          </table:table-cell>
          <table:table-cell table:style-name="ACE-0x7f766a2e0478" office:value-type="string">
            <text:p>TC_SortProductForVendor</text:p>
          </table:table-cell>
          <table:table-cell table:style-name="ACE-0x7f766a2f5000" table:content-validation-name="VAL-0x7f766987c010" office:value-type="string">
            <text:p>FIREFOX</text:p>
          </table:table-cell>
          <table:table-cell table:style-name="ACE-0x7f766a2f5128" table:content-validation-name="VAL-0x7f766987d410" office:value-type="boolean" office:boolean-value="false">
            <text:p>FALSE</text:p>
          </table:table-cell>
          <table:table-cell table:style-name="ACE-0x7f766a2f5250" table:content-validation-name="VAL-0x7f7668d47810" office:value-type="boolean" office:boolean-value="false">
            <text:p>FALSE</text:p>
          </table:table-cell>
          <table:table-cell table:style-name="ACE-0x7f766a2f5378" table:content-validation-name="VAL-0x7f7669881810" office:value-type="boolean" office:boolean-value="false">
            <text:p>FALSE</text:p>
          </table:table-cell>
          <table:table-cell table:style-name="ACE-0x7f766a2f54a0" table:content-validation-name="VAL-0x7f7669219710" office:value-type="boolean" office:boolean-value="false">
            <text:p>FALSE</text:p>
          </table:table-cell>
          <table:table-cell table:style-name="ACE-0x7f766a2f55c8" table:content-validation-name="VAL-0x7f7669886510" office:value-type="boolean" office:boolean-value="false">
            <text:p>FALSE</text:p>
          </table:table-cell>
          <table:table-cell table:style-name="ACE-0x7f766a2f56f0" table:content-validation-name="VAL-0x7f7669887c10" office:value-type="float" office:value="1">
            <text:p>1</text:p>
          </table:table-cell>
          <table:table-cell table:style-name="ACE-0x7f766a2f5818" table:content-validation-name="VAL-0x7f7669889010" office:value-type="float" office:value="1">
            <text:p>1</text:p>
          </table:table-cell>
          <table:table-cell table:style-name="ACE-0x7f7668b9b4b8" office:value-type="float" office:value="2">
            <text:p>2</text:p>
          </table:table-cell>
          <table:table-cell table:number-rows-spanned="6" table:style-name="ACE-0x7f7668b9b5e0" office:value-type="string">
            <text:p>ShopClues_Catalog_VendorPanel_Manage Products</text:p>
          </table:table-cell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1">
            <text:p>21</text:p>
          </table:table-cell>
          <table:table-cell table:style-name="ACE-0x7f766a2e0ee0" office:value-type="string">
            <text:p>TC_BackEndManageProduct_SearchProductForVendor</text:p>
          </table:table-cell>
          <table:table-cell table:style-name="ACE-0x7f766a2f5940" table:content-validation-name="VAL-0x7f7668d49010" office:value-type="string">
            <text:p>FIREFOX</text:p>
          </table:table-cell>
          <table:table-cell table:style-name="ACE-0x7f766a2f5a68" table:content-validation-name="VAL-0x7f766988d310" office:value-type="boolean" office:boolean-value="false">
            <text:p>FALSE</text:p>
          </table:table-cell>
          <table:table-cell table:style-name="ACE-0x7f766a2f5b90" table:content-validation-name="VAL-0x7f766921f010" office:value-type="boolean" office:boolean-value="false">
            <text:p>FALSE</text:p>
          </table:table-cell>
          <table:table-cell table:style-name="ACE-0x7f766a2f5cb8" table:content-validation-name="VAL-0x7f7669891810" office:value-type="boolean" office:boolean-value="false">
            <text:p>FALSE</text:p>
          </table:table-cell>
          <table:table-cell table:style-name="ACE-0x7f766a2f5de0" table:content-validation-name="VAL-0x7f7668ee7410" office:value-type="boolean" office:boolean-value="false">
            <text:p>FALSE</text:p>
          </table:table-cell>
          <table:table-cell table:style-name="ACE-0x7f766a2f5f08" table:content-validation-name="VAL-0x7f7669895810" office:value-type="boolean" office:boolean-value="false">
            <text:p>FALSE</text:p>
          </table:table-cell>
          <table:table-cell table:style-name="ACE-0x7f766a2f6030" table:content-validation-name="VAL-0x7f7669222f10" office:value-type="float" office:value="1">
            <text:p>1</text:p>
          </table:table-cell>
          <table:table-cell table:style-name="ACE-0x7f766a2f6158" table:content-validation-name="VAL-0x7f7668ee88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22">
            <text:p>22</text:p>
          </table:table-cell>
          <table:table-cell table:style-name="ACE-0x7f766a2e0ee0" office:value-type="string">
            <text:p>TC_DeleteProductForVendor</text:p>
          </table:table-cell>
          <table:table-cell table:style-name="ACE-0x7f766a2f6280" table:content-validation-name="VAL-0x7f7669224810" office:value-type="string">
            <text:p>FIREFOX</text:p>
          </table:table-cell>
          <table:table-cell table:style-name="ACE-0x7f766a2f63a8" table:content-validation-name="VAL-0x7f7668c15410" office:value-type="boolean" office:boolean-value="false">
            <text:p>FALSE</text:p>
          </table:table-cell>
          <table:table-cell table:style-name="ACE-0x7f766a2f64d0" table:content-validation-name="VAL-0x7f7669226010" office:value-type="boolean" office:boolean-value="false">
            <text:p>FALSE</text:p>
          </table:table-cell>
          <table:table-cell table:style-name="ACE-0x7f766a2f65f8" table:content-validation-name="VAL-0x7f76698a0410" office:value-type="boolean" office:boolean-value="false">
            <text:p>FALSE</text:p>
          </table:table-cell>
          <table:table-cell table:style-name="ACE-0x7f766a2f6720" table:content-validation-name="VAL-0x7f7668d4c010" office:value-type="boolean" office:boolean-value="false">
            <text:p>FALSE</text:p>
          </table:table-cell>
          <table:table-cell table:style-name="ACE-0x7f766a2f6848" table:content-validation-name="VAL-0x7f76698a4010" office:value-type="boolean" office:boolean-value="false">
            <text:p>FALSE</text:p>
          </table:table-cell>
          <table:table-cell table:style-name="ACE-0x7f766a2f6970" table:content-validation-name="VAL-0x7f76698a5810" office:value-type="float" office:value="1">
            <text:p>1</text:p>
          </table:table-cell>
          <table:table-cell table:style-name="ACE-0x7f766a2f8008" table:content-validation-name="VAL-0x7f76698a74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7">
            <text:p>37</text:p>
          </table:table-cell>
          <table:table-cell table:style-name="ACE-0x7f766a2e0ee0" office:value-type="string">
            <text:p>TC_BackEndManageProduct_VendorChangeStatus</text:p>
          </table:table-cell>
          <table:table-cell table:style-name="ACE-0x7f766a2f8130" table:content-validation-name="VAL-0x7f766922b810" office:value-type="string">
            <text:p>FIREFOX</text:p>
          </table:table-cell>
          <table:table-cell table:style-name="ACE-0x7f766a2f8258" table:content-validation-name="VAL-0x7f7668eecc10" office:value-type="boolean" office:boolean-value="false">
            <text:p>FALSE</text:p>
          </table:table-cell>
          <table:table-cell table:style-name="ACE-0x7f766a2f8380" table:content-validation-name="VAL-0x7f766922cc10" office:value-type="boolean" office:boolean-value="false">
            <text:p>FALSE</text:p>
          </table:table-cell>
          <table:table-cell table:style-name="ACE-0x7f766a2f84a8" table:content-validation-name="VAL-0x7f76698adc10" office:value-type="boolean" office:boolean-value="false">
            <text:p>FALSE</text:p>
          </table:table-cell>
          <table:table-cell table:style-name="ACE-0x7f766a2f85d0" table:content-validation-name="VAL-0x7f76698af810" office:value-type="boolean" office:boolean-value="false">
            <text:p>FALSE</text:p>
          </table:table-cell>
          <table:table-cell table:style-name="ACE-0x7f766a2f86f8" table:content-validation-name="VAL-0x7f7669230f10" office:value-type="boolean" office:boolean-value="false">
            <text:p>FALSE</text:p>
          </table:table-cell>
          <table:table-cell table:style-name="ACE-0x7f766a2f8820" table:content-validation-name="VAL-0x7f7668bb4810" office:value-type="float" office:value="1">
            <text:p>1</text:p>
          </table:table-cell>
          <table:table-cell table:style-name="ACE-0x7f766a2f8948" table:content-validation-name="VAL-0x7f76698b6c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8b9a928" office:value-type="float" office:value="38">
            <text:p>38</text:p>
          </table:table-cell>
          <table:table-cell table:style-name="ACE-0x7f766a2e0ee0" office:value-type="string">
            <text:p>TC_BackEndManageProduct_VendorEditFields</text:p>
          </table:table-cell>
          <table:table-cell table:style-name="ACE-0x7f766a2f8a70" table:content-validation-name="VAL-0x7f7669233410" office:value-type="string">
            <text:p>FIREFOX</text:p>
          </table:table-cell>
          <table:table-cell table:style-name="ACE-0x7f766a2f8b98" table:content-validation-name="VAL-0x7f7668d4f810" office:value-type="boolean" office:boolean-value="false">
            <text:p>FALSE</text:p>
          </table:table-cell>
          <table:table-cell table:style-name="ACE-0x7f766a2f8cc0" table:content-validation-name="VAL-0x7f76698bc410" office:value-type="boolean" office:boolean-value="false">
            <text:p>FALSE</text:p>
          </table:table-cell>
          <table:table-cell table:style-name="ACE-0x7f766a2f8de8" table:content-validation-name="VAL-0x7f7669236410" office:value-type="boolean" office:boolean-value="false">
            <text:p>FALSE</text:p>
          </table:table-cell>
          <table:table-cell table:style-name="ACE-0x7f766a2f8f10" table:content-validation-name="VAL-0x7f76698c0310" office:value-type="boolean" office:boolean-value="false">
            <text:p>FALSE</text:p>
          </table:table-cell>
          <table:table-cell table:style-name="ACE-0x7f766a2f9038" table:content-validation-name="VAL-0x7f7668ef3410" office:value-type="boolean" office:boolean-value="false">
            <text:p>FALSE</text:p>
          </table:table-cell>
          <table:table-cell table:style-name="ACE-0x7f766a2f9160" table:content-validation-name="VAL-0x7f7669238710" office:value-type="float" office:value="1">
            <text:p>1</text:p>
          </table:table-cell>
          <table:table-cell table:style-name="ACE-0x7f766a2f9288" table:content-validation-name="VAL-0x7f7668d51010" office:value-type="float" office:value="1">
            <text:p>1</text:p>
          </table:table-cell>
          <table:table-cell table:style-name="ACE-0x7f7668b9c17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1">
          <table:table-cell table:style-name="ACE-0x7f766a2f93b0" office:value-type="float" office:value="39">
            <text:p>39</text:p>
          </table:table-cell>
          <table:table-cell table:style-name="ACE-0x7f766a2f94d8" office:value-type="string">
            <text:p>TC_BackEndManageProduct_VerifyAdvanceSearchByPeriod_Vendor</text:p>
          </table:table-cell>
          <table:table-cell table:style-name="ACE-0x7f766a2f9600" table:content-validation-name="VAL-0x7f766923a010" office:value-type="string">
            <text:p>FIREFOX</text:p>
          </table:table-cell>
          <table:table-cell table:style-name="ACE-0x7f766a2f9728" table:content-validation-name="VAL-0x7f7668ef4810" office:value-type="boolean" office:boolean-value="false">
            <text:p>FALSE</text:p>
          </table:table-cell>
          <table:table-cell table:style-name="ACE-0x7f766a2f9850" table:content-validation-name="VAL-0x7f76698caf10" office:value-type="boolean" office:boolean-value="false">
            <text:p>FALSE</text:p>
          </table:table-cell>
          <table:table-cell table:style-name="ACE-0x7f766a2f9978" table:content-validation-name="VAL-0x7f766923cc10" office:value-type="boolean" office:boolean-value="false">
            <text:p>FALSE</text:p>
          </table:table-cell>
          <table:table-cell table:style-name="ACE-0x7f766a2f9aa0" table:content-validation-name="VAL-0x7f76698cf310" office:value-type="boolean" office:boolean-value="false">
            <text:p>FALSE</text:p>
          </table:table-cell>
          <table:table-cell table:style-name="ACE-0x7f766a2f9bc8" table:content-validation-name="VAL-0x7f76698d0810" office:value-type="boolean" office:boolean-value="false">
            <text:p>FALSE</text:p>
          </table:table-cell>
          <table:table-cell table:style-name="ACE-0x7f766a2f9cf0" table:content-validation-name="VAL-0x7f76698d2010" office:value-type="float" office:value="1">
            <text:p>1</text:p>
          </table:table-cell>
          <table:table-cell table:style-name="ACE-0x7f766a2f9e18" table:content-validation-name="VAL-0x7f76698d3810" office:value-type="float" office:value="1">
            <text:p>1</text:p>
          </table:table-cell>
          <table:table-cell table:style-name="ACE-0x7f766a2f9f40" office:value-type="float" office:value="2">
            <text:p>2</text:p>
          </table:table-cell>
          <table:covered-table-cell/>
          <table:table-cell table:number-columns-repeated="116" table:style-name="Gnumeric-default"/>
        </table:table-row>
        <table:table-row table:style-name="AROW-0" table:number-rows-repeated="1048491">
          <table:table-cell table:number-columns-repeated="128"/>
        </table:table-row>
        <table:table-row table:style-name="AROW-0" table:number-rows-repeated="44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SuiteList'.$A$1"/>
          <table:named-expression table:name="Sheet_Title" table:expression="of:=&quot;SuiteList&quot;" table:base-cell-address="$'SuiteList'.$A$1"/>
        </table:named-expressions>
        <gnm:selections gnm:cursor-col="6" gnm:cursor-row="1">
          <gnm:selection gnm:start-col="6" gnm:start-row="1" gnm:end-col="6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7668b556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7668b56000" style:display-name="SuiteList" style:page-layout-name="pl-0x7f7668b556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10T05:39:36Z</dc:date>
    <meta:creation-date>2014-12-02T12:13:02Z</meta:creation-date>
    <meta:editing-cycles>100</meta:editing-cycles>
    <meta:editing-duration>PT10H8M59S</meta:editing-duration>
    <meta:generator>gnumeric/1.12.9</meta:generator>
    <meta:initial-creator>sakshi juneja</meta:initial-creator>
  </office:meta>
</office:document-meta>
</file>